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7.3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406.06pt"/>
    </style:style>
    <style:style style:name="co7" style:family="table-column">
      <style:table-column-properties fo:break-before="auto" style:column-width="211.49pt"/>
    </style:style>
    <style:style style:name="co8" style:family="table-column">
      <style:table-column-properties fo:break-before="auto" style:column-width="167.5pt"/>
    </style:style>
    <style:style style:name="co9" style:family="table-column">
      <style:table-column-properties fo:break-before="auto" style:column-width="133.51pt"/>
    </style:style>
    <style:style style:name="co10" style:family="table-column">
      <style:table-column-properties fo:break-before="auto" style:column-width="135.04pt"/>
    </style:style>
    <style:style style:name="co11" style:family="table-column">
      <style:table-column-properties fo:break-before="auto" style:column-width="128.1pt"/>
    </style:style>
    <style:style style:name="co12" style:family="table-column">
      <style:table-column-properties fo:break-before="auto" style:column-width="145.9pt"/>
    </style:style>
    <style:style style:name="co13" style:family="table-column">
      <style:table-column-properties fo:break-before="auto" style:column-width="143.55pt"/>
    </style:style>
    <style:style style:name="co14" style:family="table-column">
      <style:table-column-properties fo:break-before="auto" style:column-width="114.24pt"/>
    </style:style>
    <style:style style:name="co15" style:family="table-column">
      <style:table-column-properties fo:break-before="auto" style:column-width="87.99pt"/>
    </style:style>
    <style:style style:name="co16" style:family="table-column">
      <style:table-column-properties fo:break-before="auto" style:column-width="82.54pt"/>
    </style:style>
    <style:style style:name="co17" style:family="table-column">
      <style:table-column-properties fo:break-before="auto" style:column-width="77.16pt"/>
    </style:style>
    <style:style style:name="co18" style:family="table-column">
      <style:table-column-properties fo:break-before="auto" style:column-width="88.75pt"/>
    </style:style>
    <style:style style:name="co19" style:family="table-column">
      <style:table-column-properties fo:break-before="auto" style:column-width="115.74pt"/>
    </style:style>
    <style:style style:name="co20" style:family="table-column">
      <style:table-column-properties fo:break-before="auto" style:column-width="91.05pt"/>
    </style:style>
    <style:style style:name="co21" style:family="table-column">
      <style:table-column-properties fo:break-before="auto" style:column-width="79.51pt"/>
    </style:style>
    <style:style style:name="co22" style:family="table-column">
      <style:table-column-properties fo:break-before="auto" style:column-width="76.39pt"/>
    </style:style>
    <style:style style:name="co23" style:family="table-column">
      <style:table-column-properties fo:break-before="auto" style:column-width="85.66pt"/>
    </style:style>
    <style:style style:name="co24" style:family="table-column">
      <style:table-column-properties fo:break-before="auto" style:column-width="81.81pt"/>
    </style:style>
    <style:style style:name="co25" style:family="table-column">
      <style:table-column-properties fo:break-before="auto" style:column-width="130.45pt"/>
    </style:style>
    <style:style style:name="co26" style:family="table-column">
      <style:table-column-properties fo:break-before="auto" style:column-width="95.7pt"/>
    </style:style>
    <style:style style:name="co27" style:family="table-column">
      <style:table-column-properties fo:break-before="auto" style:column-width="75.66pt"/>
    </style:style>
    <style:style style:name="co28" style:family="table-column">
      <style:table-column-properties fo:break-before="auto" style:column-width="73.3pt"/>
    </style:style>
    <style:style style:name="co29" style:family="table-column">
      <style:table-column-properties fo:break-before="auto" style:column-width="94.14pt"/>
    </style:style>
    <style:style style:name="co30" style:family="table-column">
      <style:table-column-properties fo:break-before="auto" style:column-width="86.46pt"/>
    </style:style>
    <style:style style:name="co31" style:family="table-column">
      <style:table-column-properties fo:break-before="auto" style:column-width="108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number:date-style style:name="N30030" number:language="de" number:country="DE" number:automatic-order="true" number:format-source="language">
      <number:day/>
      <number:text>.</number:text>
      <number:month/>
      <number:text>.</number:text>
      <number:year/>
    </number:date-style>
    <number:time-style style:name="N30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003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E1]&lt;[.E2]-1)" style:apply-style-name="Unbenannt2" style:base-cell-address="Tabelle1.E1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E1]&lt;[.E2]-1)" style:apply-style-name="Unbenannt2" style:base-cell-address="Tabelle1.E1"/>
    </style:style>
    <style:style style:name="ce11" style:family="table-cell" style:parent-style-name="Default" style:data-style-name="N3004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E1]&lt;[.E2]-1)" style:apply-style-name="Unbenannt2" style:base-cell-address="Tabelle1.E1"/>
    </style:style>
    <style:style style:name="ce12" style:family="table-cell" style:parent-style-name="Default">
      <style:map style:condition="is-true-formula([.E1]&lt;[.E2]-1)" style:apply-style-name="Unbenannt2" style:base-cell-address="Tabelle1.E1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COUNTIF([.$E$1:.$E$590];[.E1])&gt;2)" style:apply-style-name="Unbenannt2" style:base-cell-address="Tabelle1.F554"/>
    </style:style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4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jsonData.app_id</text:p>
          </table:table-cell>
          <table:table-cell table:style-name="ce1" office:value-type="string" calcext:value-type="string">
            <text:p>jsonData.dev_id</text:p>
          </table:table-cell>
          <table:table-cell table:style-name="ce1" office:value-type="string" calcext:value-type="string">
            <text:p>jsonData.hardware_serial</text:p>
          </table:table-cell>
          <table:table-cell table:style-name="ce1" office:value-type="string" calcext:value-type="string">
            <text:p>jsonData.port</text:p>
          </table:table-cell>
          <table:table-cell table:style-name="ce9" office:value-type="string" calcext:value-type="string">
            <text:p>jsonData.counter</text:p>
          </table:table-cell>
          <table:table-cell table:style-name="ce1" office:value-type="string" calcext:value-type="string">
            <text:p>jsonData.payload_raw</text:p>
          </table:table-cell>
          <table:table-cell table:style-name="ce1" office:value-type="string" calcext:value-type="string">
            <text:p>jsonData.payload_decoded</text:p>
          </table:table-cell>
          <table:table-cell table:style-name="ce1" office:value-type="string" calcext:value-type="string">
            <text:p>jsonData.metadata.time</text:p>
          </table:table-cell>
          <table:table-cell table:style-name="ce1" office:value-type="string" calcext:value-type="string">
            <text:p>jsonData.metadata.frequency</text:p>
          </table:table-cell>
          <table:table-cell table:style-name="ce1" office:value-type="string" calcext:value-type="string">
            <text:p>jsonData.metadata.modulation</text:p>
          </table:table-cell>
          <table:table-cell table:style-name="ce1" office:value-type="string" calcext:value-type="string">
            <text:p>jsonData.metadata.data_rate</text:p>
          </table:table-cell>
          <table:table-cell table:style-name="ce1" office:value-type="string" calcext:value-type="string">
            <text:p>jsonData.metadata.coding_rate</text:p>
          </table:table-cell>
          <table:table-cell table:style-name="ce1" office:value-type="string" calcext:value-type="string">
            <text:p>jsonData.metadata.downlink_url</text:p>
          </table:table-cell>
          <table:table-cell table:style-name="ce1" office:value-type="string" calcext:value-type="string">
            <text:p>gateway.gtw_id</text:p>
          </table:table-cell>
          <table:table-cell table:style-name="ce1" office:value-type="string" calcext:value-type="string">
            <text:p>gateway.timestamp</text:p>
          </table:table-cell>
          <table:table-cell table:style-name="ce1" office:value-type="string" calcext:value-type="string">
            <text:p>gateway.channel</text:p>
          </table:table-cell>
          <table:table-cell table:style-name="ce1" office:value-type="string" calcext:value-type="string">
            <text:p>gateway.rssi</text:p>
          </table:table-cell>
          <table:table-cell table:style-name="ce1" office:value-type="string" calcext:value-type="string">
            <text:p>gateway.snr</text:p>
          </table:table-cell>
          <table:table-cell table:style-name="ce1" office:value-type="string" calcext:value-type="string">
            <text:p>gateway.latitude</text:p>
          </table:table-cell>
          <table:table-cell table:style-name="ce1" office:value-type="string" calcext:value-type="string">
            <text:p>gateway.longitude</text:p>
          </table:table-cell>
          <table:table-cell table:style-name="ce1" office:value-type="string" calcext:value-type="string">
            <text:p>gateway.altitude</text:p>
          </table:table-cell>
          <table:table-cell table:style-name="ce1" office:value-type="string" calcext:value-type="string">
            <text:p>gateway.gtw_id</text:p>
          </table:table-cell>
          <table:table-cell table:style-name="ce1" office:value-type="string" calcext:value-type="string">
            <text:p>gateway.timestamp</text:p>
          </table:table-cell>
          <table:table-cell table:style-name="ce1" office:value-type="string" calcext:value-type="string">
            <text:p>gateway.channel</text:p>
          </table:table-cell>
          <table:table-cell table:style-name="ce1" office:value-type="string" calcext:value-type="string">
            <text:p>gateway.rssi</text:p>
          </table:table-cell>
          <table:table-cell table:style-name="ce1" office:value-type="string" calcext:value-type="string">
            <text:p>gateway.snr</text:p>
          </table:table-cell>
          <table:table-cell table:style-name="ce1" office:value-type="string" calcext:value-type="string">
            <text:p>gateway.latitude</text:p>
          </table:table-cell>
          <table:table-cell table:style-name="ce1" office:value-type="string" calcext:value-type="string">
            <text:p>gateway.longitude</text:p>
          </table:table-cell>
          <table:table-cell table:style-name="ce1" office:value-type="string" calcext:value-type="string">
            <text:p>gateway.altitude</text:p>
          </table:table-cell>
          <table:table-cell table:style-name="ce1" office:value-type="string" calcext:value-type="string">
            <text:p>gateway.gtw_id</text:p>
          </table:table-cell>
          <table:table-cell table:style-name="ce1" office:value-type="string" calcext:value-type="string">
            <text:p>gateway.timestamp</text:p>
          </table:table-cell>
          <table:table-cell table:style-name="ce1" office:value-type="string" calcext:value-type="string">
            <text:p>gateway.channel</text:p>
          </table:table-cell>
          <table:table-cell table:style-name="ce1" office:value-type="string" calcext:value-type="string">
            <text:p>gateway.rssi</text:p>
          </table:table-cell>
          <table:table-cell table:style-name="ce1" office:value-type="string" calcext:value-type="string">
            <text:p>gateway.snr</text:p>
          </table:table-cell>
          <table:table-cell table:style-name="ce1" office:value-type="string" calcext:value-type="string">
            <text:p>gateway.latitude</text:p>
          </table:table-cell>
          <table:table-cell table:style-name="ce1" office:value-type="string" calcext:value-type="string">
            <text:p>gateway.longitude</text:p>
          </table:table-cell>
          <table:table-cell table:style-name="ce1" office:value-type="string" calcext:value-type="string">
            <text:p>gateway.altitud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" office:value-type="string" calcext:value-type="string">
            <text:p>TW9pbgAAAAAAAAAAAAAAAAAAAAAAAAAAAAAAAAAAAAAAAAAAAAAAAA==</text:p>
          </table:table-cell>
          <table:table-cell table:style-name="ce1" office:value-type="string" calcext:value-type="string">
            <text:p>Moin</text:p>
          </table:table-cell>
          <table:table-cell table:style-name="ce1" office:value-type="string" calcext:value-type="string">
            <text:p>2020-06-16T14:53:31.599425092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328727571" calcext:value-type="float">
            <text:p>33287275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8" calcext:value-type="float">
            <text:p>-118</text:p>
          </table:table-cell>
          <table:table-cell table:style-name="ce1" office:value-type="string" calcext:value-type="string">
            <text:p>-3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419173723" calcext:value-type="float">
            <text:p>24191737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6T14:54:06.672221982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363804923" calcext:value-type="float">
            <text:p>33638049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1" calcext:value-type="float">
            <text:p>-111</text:p>
          </table:table-cell>
          <table:table-cell table:style-name="ce1" office:value-type="string" calcext:value-type="string">
            <text:p>-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454251091" calcext:value-type="float">
            <text:p>24542510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6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6T14:55:11.681204958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519256003" calcext:value-type="float">
            <text:p>25192560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6T14:56:08.033887854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485164443" calcext:value-type="float">
            <text:p>348516444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575610667" calcext:value-type="float">
            <text:p>257561066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9" calcext:value-type="float">
            <text:p>-89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6T14:57:21.798522547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649370019" calcext:value-type="float">
            <text:p>26493700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6T15:14:06.673642956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68839363" calcext:value-type="float">
            <text:p>2688393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0" calcext:value-type="float">
            <text:p>-110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654253363" calcext:value-type="float">
            <text:p>36542533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8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6T15:15:11.674569835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33838172" calcext:value-type="float">
            <text:p>33383817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2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719252204" calcext:value-type="float">
            <text:p>37192522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8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7" calcext:value-type="float">
            <text:p>7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6T15:16:08.037091434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775609667" calcext:value-type="float">
            <text:p>3775609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1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6T15:17:21.792934437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849370235" calcext:value-type="float">
            <text:p>38493702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6T15:34:06.673976816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559288812" calcext:value-type="float">
            <text:p>5592888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6T15:35:11.670229955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533834427" calcext:value-type="float">
            <text:p>15338344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624281723" calcext:value-type="float">
            <text:p>6242817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6T15:36:08.033661887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590194867" calcext:value-type="float">
            <text:p>15901948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680642187" calcext:value-type="float">
            <text:p>6806421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0" calcext:value-type="float">
            <text:p>-80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6T15:37:21.792145476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663957532" calcext:value-type="float">
            <text:p>166395753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4" calcext:value-type="float">
            <text:p>-114</text:p>
          </table:table-cell>
          <table:table-cell table:style-name="ce1" office:value-type="string" calcext:value-type="string">
            <text:p>-3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754404892" calcext:value-type="float">
            <text:p>75440489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8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3" calcext:value-type="float">
            <text:p>13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6T15:54:06.68129469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668845763" calcext:value-type="float">
            <text:p>26688457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09" calcext:value-type="float">
            <text:p>-109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759293595" calcext:value-type="float">
            <text:p>17592935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4" calcext:value-type="float">
            <text:p>14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6T15:55:12.092174171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2735896363" calcext:value-type="float">
            <text:p>27358963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6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733832667" calcext:value-type="float">
            <text:p>27338326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6T15:56:08.032269197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790196011" calcext:value-type="float">
            <text:p>27901960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880643899" calcext:value-type="float">
            <text:p>18806438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8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6" calcext:value-type="float">
            <text:p>16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6T15:57:21.802305841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863960219" calcext:value-type="float">
            <text:p>28639602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4" calcext:value-type="float">
            <text:p>-1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954408147" calcext:value-type="float">
            <text:p>19544081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6T16:14:06.683690365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3870911195" calcext:value-type="float">
            <text:p>387091119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4" calcext:value-type="float">
            <text:p>-114</text:p>
          </table:table-cell>
          <table:table-cell table:style-name="ce1" office:value-type="float" office:value="-7" calcext:value-type="float">
            <text:p>-7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868847787" calcext:value-type="float">
            <text:p>386884778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959296179" calcext:value-type="float">
            <text:p>295929617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8" calcext:value-type="float">
            <text:p>18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6T16:15:11.673342268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024277347" calcext:value-type="float">
            <text:p>30242773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9" calcext:value-type="float">
            <text:p>19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6T16:16:08.036932471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080643547" calcext:value-type="float">
            <text:p>30806435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6T16:17:21.795494424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4063960396" calcext:value-type="float">
            <text:p>406396039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0" calcext:value-type="float">
            <text:p>-1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154408876" calcext:value-type="float">
            <text:p>315440887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6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1" calcext:value-type="float">
            <text:p>21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6T16:34:06.686978924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773884587" calcext:value-type="float">
            <text:p>7738845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5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159300827" calcext:value-type="float">
            <text:p>41593008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2" calcext:value-type="float">
            <text:p>22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6T16:35:11.668860894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838859828" calcext:value-type="float">
            <text:p>8388598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4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224276100" calcext:value-type="float">
            <text:p>42242761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3" calcext:value-type="float">
            <text:p>23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6T16:36:08.064774084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280645107" calcext:value-type="float">
            <text:p>42806451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1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4" calcext:value-type="float">
            <text:p>24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6T16:37:21.796384426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968995283" calcext:value-type="float">
            <text:p>9689952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1" calcext:value-type="float">
            <text:p>-111</text:p>
          </table:table-cell>
          <table:table-cell table:style-name="ce1" office:value-type="string" calcext:value-type="string">
            <text:p>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59444323" calcext:value-type="float">
            <text:p>594443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5" calcext:value-type="float">
            <text:p>25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6T16:54:06.693254479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973886556" calcext:value-type="float">
            <text:p>197388655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064336052" calcext:value-type="float">
            <text:p>106433605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1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6" calcext:value-type="float">
            <text:p>26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6T16:55:11.660936483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038855931" calcext:value-type="float">
            <text:p>20388559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129305459" calcext:value-type="float">
            <text:p>11293054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7" calcext:value-type="float">
            <text:p>27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6T16:56:08.03732124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185677387" calcext:value-type="float">
            <text:p>11856773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1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8" calcext:value-type="float">
            <text:p>28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6T16:57:21.795728348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2171058003" calcext:value-type="float">
            <text:p>21710580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6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168995275" calcext:value-type="float">
            <text:p>21689952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259444867" calcext:value-type="float">
            <text:p>12594448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9" calcext:value-type="float">
            <text:p>-8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9" calcext:value-type="float">
            <text:p>29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6T17:14:06.811791944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173890507" calcext:value-type="float">
            <text:p>31738905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264340579" calcext:value-type="float">
            <text:p>22643405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string" calcext:value-type="string">
            <text:p>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0" calcext:value-type="float">
            <text:p>30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6T17:15:11.66316184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238853939" calcext:value-type="float">
            <text:p>323885393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329304043" calcext:value-type="float">
            <text:p>232930404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8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1" calcext:value-type="float">
            <text:p>31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6T17:16:08.035037617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295228675" calcext:value-type="float">
            <text:p>32952286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2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385678795" calcext:value-type="float">
            <text:p>23856787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0" calcext:value-type="float">
            <text:p>-80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2" calcext:value-type="float">
            <text:p>32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6T17:17:21.858784072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459447443" calcext:value-type="float">
            <text:p>24594474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1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3" calcext:value-type="float">
            <text:p>33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6T17:34:06.705127726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78925188" calcext:value-type="float">
            <text:p>7892518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464343124" calcext:value-type="float">
            <text:p>34643431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4" calcext:value-type="float">
            <text:p>34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6T17:35:11.658218556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43882587" calcext:value-type="float">
            <text:p>1438825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529300563" calcext:value-type="float">
            <text:p>35293005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string" calcext:value-type="string">
            <text:p>6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5" calcext:value-type="float">
            <text:p>35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6T17:36:08.030161564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00260139" calcext:value-type="float">
            <text:p>2002601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585678139" calcext:value-type="float">
            <text:p>35856781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1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6" calcext:value-type="float">
            <text:p>36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6T17:37:21.808602749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74029788" calcext:value-type="float">
            <text:p>27402978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6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659447820" calcext:value-type="float">
            <text:p>36594478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7" calcext:value-type="float">
            <text:p>37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6T17:54:06.856794594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69534723" calcext:value-type="float">
            <text:p>3695347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8" calcext:value-type="float">
            <text:p>38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6T17:55:11.65666038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343880468" calcext:value-type="float">
            <text:p>134388046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2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34331716" calcext:value-type="float">
            <text:p>4343317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9" calcext:value-type="float">
            <text:p>39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6T17:56:08.186396041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400409291" calcext:value-type="float">
            <text:p>14004092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1" calcext:value-type="float">
            <text:p>-111</text:p>
          </table:table-cell>
          <table:table-cell table:style-name="ce1" office:value-type="string" calcext:value-type="string">
            <text:p>-1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90860571" calcext:value-type="float">
            <text:p>4908605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0" calcext:value-type="float">
            <text:p>40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6T17:57:21.805076581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474031643" calcext:value-type="float">
            <text:p>14740316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1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564482955" calcext:value-type="float">
            <text:p>5644829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1" calcext:value-type="float">
            <text:p>41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6T18:14:06.707336104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478931003" calcext:value-type="float">
            <text:p>24789310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569382803" calcext:value-type="float">
            <text:p>15693828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8" calcext:value-type="float">
            <text:p>-88</text:p>
          </table:table-cell>
          <table:table-cell table:style-name="ce1" office:value-type="string" calcext:value-type="string">
            <text:p>8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2" calcext:value-type="float">
            <text:p>42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6T18:15:11.651606129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634328195" calcext:value-type="float">
            <text:p>16343281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1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3" calcext:value-type="float">
            <text:p>43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6T18:16:08.030428368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690711299" calcext:value-type="float">
            <text:p>16907112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4" calcext:value-type="float">
            <text:p>44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6T18:17:21.845341058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674031459" calcext:value-type="float">
            <text:p>267403145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1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5" calcext:value-type="float">
            <text:p>45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6T18:34:06.705918387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678934891" calcext:value-type="float">
            <text:p>36789348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3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769387267" calcext:value-type="float">
            <text:p>27693872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8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6" calcext:value-type="float">
            <text:p>46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6T18:35:11.647147708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743874124" calcext:value-type="float">
            <text:p>37438741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834326524" calcext:value-type="float">
            <text:p>28343265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7" calcext:value-type="float">
            <text:p>47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6T18:36:08.03216962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890712443" calcext:value-type="float">
            <text:p>28907124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8" calcext:value-type="float">
            <text:p>48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6T18:37:21.806620651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874033171" calcext:value-type="float">
            <text:p>38740331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964485635" calcext:value-type="float">
            <text:p>29644856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9" calcext:value-type="float">
            <text:p>49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6T18:54:06.713331254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583969412" calcext:value-type="float">
            <text:p>5839694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4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969389652" calcext:value-type="float">
            <text:p>39693896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1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6T18:55:11.648111888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034322795" calcext:value-type="float">
            <text:p>40343227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1" calcext:value-type="float">
            <text:p>51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6T18:56:08.035486607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090711435" calcext:value-type="float">
            <text:p>40907114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2" calcext:value-type="float">
            <text:p>52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6T18:57:21.807250315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779065564" calcext:value-type="float">
            <text:p>77906556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164485900" calcext:value-type="float">
            <text:p>41644859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3" calcext:value-type="float">
            <text:p>53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6T19:14:06.73096524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874426843" calcext:value-type="float">
            <text:p>8744268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4" calcext:value-type="float">
            <text:p>54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6T19:15:11.646600965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1850960923" calcext:value-type="float">
            <text:p>18509609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float" office:value="-9" calcext:value-type="float">
            <text:p>-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848900203" calcext:value-type="float">
            <text:p>18489002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2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939353747" calcext:value-type="float">
            <text:p>9393537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6" calcext:value-type="float">
            <text:p>-86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5" calcext:value-type="float">
            <text:p>55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6T19:16:08.037142403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995745203" calcext:value-type="float">
            <text:p>9957452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6" calcext:value-type="float">
            <text:p>56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6T19:17:21.812371625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979067235" calcext:value-type="float">
            <text:p>19790672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float" office:value="-4" calcext:value-type="float">
            <text:p>-4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069520843" calcext:value-type="float">
            <text:p>10695208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7" calcext:value-type="float">
            <text:p>57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6T19:34:06.721668491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983975147" calcext:value-type="float">
            <text:p>298397514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074429219" calcext:value-type="float">
            <text:p>20744292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6T19:35:11.638425649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048895835" calcext:value-type="float">
            <text:p>30488958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2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139349939" calcext:value-type="float">
            <text:p>21393499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6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9" calcext:value-type="float">
            <text:p>59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6T19:36:08.035496285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195744275" calcext:value-type="float">
            <text:p>21957442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60" calcext:value-type="float">
            <text:p>60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6T19:37:21.811940195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179066860" calcext:value-type="float">
            <text:p>317906686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float" office:value="-3" calcext:value-type="float">
            <text:p>-3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269521028" calcext:value-type="float">
            <text:p>22695210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61" calcext:value-type="float">
            <text:p>61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6T19:54:06.719805023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274433683" calcext:value-type="float">
            <text:p>32744336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62" calcext:value-type="float">
            <text:p>62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6T19:55:11.636192026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4248893444" calcext:value-type="float">
            <text:p>424889344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4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339348116" calcext:value-type="float">
            <text:p>33393481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6T19:56:08.035966461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0323171" calcext:value-type="float">
            <text:p>103231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1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395745155" calcext:value-type="float">
            <text:p>33957451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64" calcext:value-type="float">
            <text:p>64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6T19:57:21.816812731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84101179" calcext:value-type="float">
            <text:p>841011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2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469523203" calcext:value-type="float">
            <text:p>34695232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65" calcext:value-type="float">
            <text:p>65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6T20:14:06.722455355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089013436" calcext:value-type="float">
            <text:p>108901343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3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79468636" calcext:value-type="float">
            <text:p>17946863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66" calcext:value-type="float">
            <text:p>66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6T20:15:11.652432523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44376931" calcext:value-type="float">
            <text:p>2443769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67" calcext:value-type="float">
            <text:p>67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6T20:16:08.029278671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210321363" calcext:value-type="float">
            <text:p>12103213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00776627" calcext:value-type="float">
            <text:p>3007766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68" calcext:value-type="float">
            <text:p>68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6T20:17:21.806154259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1286160547" calcext:value-type="float">
            <text:p>12861605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8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284100699" calcext:value-type="float">
            <text:p>12841006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74555987" calcext:value-type="float">
            <text:p>3745559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69" calcext:value-type="float">
            <text:p>69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6T20:34:06.73326024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289017235" calcext:value-type="float">
            <text:p>22890172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2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379473003" calcext:value-type="float">
            <text:p>13794730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70" calcext:value-type="float">
            <text:p>70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6T20:35:11.632397635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353919235" calcext:value-type="float">
            <text:p>23539192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1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444375035" calcext:value-type="float">
            <text:p>14443750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1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71" calcext:value-type="float">
            <text:p>71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6T20:36:08.040241104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410321715" calcext:value-type="float">
            <text:p>24103217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09" calcext:value-type="float">
            <text:p>-109</text:p>
          </table:table-cell>
          <table:table-cell table:style-name="ce1" office:value-type="string" calcext:value-type="string">
            <text:p>-3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500777539" calcext:value-type="float">
            <text:p>15007775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72" calcext:value-type="float">
            <text:p>72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6T20:37:21.819127054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484102251" calcext:value-type="float">
            <text:p>24841022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574558107" calcext:value-type="float">
            <text:p>15745581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73" calcext:value-type="float">
            <text:p>73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6T20:54:06.732563215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489019028" calcext:value-type="float">
            <text:p>34890190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1" calcext:value-type="float">
            <text:p>-111</text:p>
          </table:table-cell>
          <table:table-cell table:style-name="ce1" office:value-type="float" office:value="-8" calcext:value-type="float">
            <text:p>-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579475356" calcext:value-type="float">
            <text:p>257947535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74" calcext:value-type="float">
            <text:p>74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6T20:55:11.626774127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553914683" calcext:value-type="float">
            <text:p>35539146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644371043" calcext:value-type="float">
            <text:p>26443710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1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75" calcext:value-type="float">
            <text:p>75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6T20:56:08.036184739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700776331" calcext:value-type="float">
            <text:p>27007763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1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76" calcext:value-type="float">
            <text:p>76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6T20:57:21.813268035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684101708" calcext:value-type="float">
            <text:p>36841017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4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774558132" calcext:value-type="float">
            <text:p>277455813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77" calcext:value-type="float">
            <text:p>77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6T21:14:06.734615488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94055443" calcext:value-type="float">
            <text:p>3940554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779479635" calcext:value-type="float">
            <text:p>37794796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78" calcext:value-type="float">
            <text:p>78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6T21:15:11.626330959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458944828" calcext:value-type="float">
            <text:p>4589448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1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844369052" calcext:value-type="float">
            <text:p>384436905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79" calcext:value-type="float">
            <text:p>79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6T21:16:08.039496924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515352899" calcext:value-type="float">
            <text:p>5153528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900777147" calcext:value-type="float">
            <text:p>39007771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1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80" calcext:value-type="float">
            <text:p>80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6T21:17:21.813609748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974560139" calcext:value-type="float">
            <text:p>39745601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81" calcext:value-type="float">
            <text:p>81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6T21:34:06.733804887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594057115" calcext:value-type="float">
            <text:p>15940571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684514571" calcext:value-type="float">
            <text:p>6845145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6" calcext:value-type="float">
            <text:p>-86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82" calcext:value-type="float">
            <text:p>82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6T21:35:11.620924954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658940235" calcext:value-type="float">
            <text:p>16589402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749397731" calcext:value-type="float">
            <text:p>7493977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83" calcext:value-type="float">
            <text:p>83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6T21:36:08.034187581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715351019" calcext:value-type="float">
            <text:p>17153510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1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805808539" calcext:value-type="float">
            <text:p>8058085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1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84" calcext:value-type="float">
            <text:p>84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6T21:37:21.816195152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789135283" calcext:value-type="float">
            <text:p>178913528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2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879592835" calcext:value-type="float">
            <text:p>8795928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85" calcext:value-type="float">
            <text:p>85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6T21:54:06.742663415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884518827" calcext:value-type="float">
            <text:p>18845188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86" calcext:value-type="float">
            <text:p>86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6T21:55:11.621438455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858937636" calcext:value-type="float">
            <text:p>285893763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float" office:value="-3" calcext:value-type="float">
            <text:p>-3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949395692" calcext:value-type="float">
            <text:p>194939569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87" calcext:value-type="float">
            <text:p>87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6T21:56:08.032192457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915351219" calcext:value-type="float">
            <text:p>29153512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005809307" calcext:value-type="float">
            <text:p>20058093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88" calcext:value-type="float">
            <text:p>88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6T21:57:21.816546013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989136715" calcext:value-type="float">
            <text:p>29891367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1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079594835" calcext:value-type="float">
            <text:p>20795948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1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89" calcext:value-type="float">
            <text:p>89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6T22:14:06.74109892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994062500" calcext:value-type="float">
            <text:p>39940625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float" office:value="-4" calcext:value-type="float">
            <text:p>-4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084521092" calcext:value-type="float">
            <text:p>308452109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90" calcext:value-type="float">
            <text:p>90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6T22:15:11.625047325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149391603" calcext:value-type="float">
            <text:p>31493916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91" calcext:value-type="float">
            <text:p>91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6T22:16:08.033577439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4115349283" calcext:value-type="float">
            <text:p>41153492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205807931" calcext:value-type="float">
            <text:p>32058079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92" calcext:value-type="float">
            <text:p>92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6T22:17:21.827616506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4189136076" calcext:value-type="float">
            <text:p>418913607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279594764" calcext:value-type="float">
            <text:p>327959476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93" calcext:value-type="float">
            <text:p>93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6T22:34:06.748323538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899098883" calcext:value-type="float">
            <text:p>8990988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284525331" calcext:value-type="float">
            <text:p>42845253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94" calcext:value-type="float">
            <text:p>94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6T22:35:11.616285255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963963035" calcext:value-type="float">
            <text:p>9639630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54422219" calcext:value-type="float">
            <text:p>544222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8" calcext:value-type="float">
            <text:p>-8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95" calcext:value-type="float">
            <text:p>95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6T22:36:08.031181326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020382123" calcext:value-type="float">
            <text:p>10203821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float" office:value="-6" calcext:value-type="float">
            <text:p>-6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10841339" calcext:value-type="float">
            <text:p>1108413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96" calcext:value-type="float">
            <text:p>96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6T22:37:21.817230969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094170195" calcext:value-type="float">
            <text:p>10941701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84629443" calcext:value-type="float">
            <text:p>1846294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97" calcext:value-type="float">
            <text:p>97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6T22:54:06.756546206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099100531" calcext:value-type="float">
            <text:p>209910053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189560251" calcext:value-type="float">
            <text:p>118956025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98" calcext:value-type="float">
            <text:p>98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6T22:55:11.608860329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163958371" calcext:value-type="float">
            <text:p>21639583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6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254418115" calcext:value-type="float">
            <text:p>12544181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99" calcext:value-type="float">
            <text:p>99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6T22:56:08.034853209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310839883" calcext:value-type="float">
            <text:p>13108398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6T22:57:21.817975693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294169556" calcext:value-type="float">
            <text:p>229416955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4" calcext:value-type="float">
            <text:p>-114</text:p>
          </table:table-cell>
          <table:table-cell table:style-name="ce1" office:value-type="float" office:value="-4" calcext:value-type="float">
            <text:p>-4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384629356" calcext:value-type="float">
            <text:p>138462935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01" calcext:value-type="float">
            <text:p>101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6T23:14:06.752865781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299104171" calcext:value-type="float">
            <text:p>32991041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1" calcext:value-type="float">
            <text:p>-111</text:p>
          </table:table-cell>
          <table:table-cell table:style-name="ce1" office:value-type="string" calcext:value-type="string">
            <text:p>-8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389564435" calcext:value-type="float">
            <text:p>23895644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02" calcext:value-type="float">
            <text:p>102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6T23:15:11.611315751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454415972" calcext:value-type="float">
            <text:p>245441597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03" calcext:value-type="float">
            <text:p>103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6T23:16:08.034663327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510840659" calcext:value-type="float">
            <text:p>25108406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04" calcext:value-type="float">
            <text:p>104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6T23:17:22.066135398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584631267" calcext:value-type="float">
            <text:p>25846312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05" calcext:value-type="float">
            <text:p>105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6T23:34:06.754952448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04138460" calcext:value-type="float">
            <text:p>20413846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589566580" calcext:value-type="float">
            <text:p>358956658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07" calcext:value-type="float">
            <text:p>107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6T23:36:08.036959535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25411035" calcext:value-type="float">
            <text:p>3254110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3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710839211" calcext:value-type="float">
            <text:p>37108392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08" calcext:value-type="float">
            <text:p>108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6T23:37:21.815969636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401260027" calcext:value-type="float">
            <text:p>4012600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float" office:value="-9" calcext:value-type="float">
            <text:p>-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99202891" calcext:value-type="float">
            <text:p>3992028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4" calcext:value-type="float">
            <text:p>-114</text:p>
          </table:table-cell>
          <table:table-cell table:style-name="ce1" office:value-type="string" calcext:value-type="string">
            <text:p>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784631099" calcext:value-type="float">
            <text:p>37846310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90" calcext:value-type="float">
            <text:p>-90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09" calcext:value-type="float">
            <text:p>109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6T23:54:06.781352918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404142107" calcext:value-type="float">
            <text:p>14041421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3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94603483" calcext:value-type="float">
            <text:p>4946034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1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10" calcext:value-type="float">
            <text:p>110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6T23:55:11.604012085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468980907" calcext:value-type="float">
            <text:p>14689809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559442315" calcext:value-type="float">
            <text:p>5594423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11" calcext:value-type="float">
            <text:p>111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6T23:56:08.138328219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525411147" calcext:value-type="float">
            <text:p>15254111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1" calcext:value-type="float">
            <text:p>-11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615872579" calcext:value-type="float">
            <text:p>6158725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12" calcext:value-type="float">
            <text:p>112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6T23:57:21.832711354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599204235" calcext:value-type="float">
            <text:p>15992042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1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689665707" calcext:value-type="float">
            <text:p>6896657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13" calcext:value-type="float">
            <text:p>113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00:14:06.775603923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604143700" calcext:value-type="float">
            <text:p>26041437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694605628" calcext:value-type="float">
            <text:p>16946056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14" calcext:value-type="float">
            <text:p>114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00:15:12.057655506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759437995" calcext:value-type="float">
            <text:p>17594379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15" calcext:value-type="float">
            <text:p>115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00:16:08.023360723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725409155" calcext:value-type="float">
            <text:p>27254091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815871131" calcext:value-type="float">
            <text:p>18158711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16" calcext:value-type="float">
            <text:p>116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00:17:21.819436854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799203524" calcext:value-type="float">
            <text:p>27992035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5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889665532" calcext:value-type="float">
            <text:p>188966553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17" calcext:value-type="float">
            <text:p>117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00:34:06.764558831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894609795" calcext:value-type="float">
            <text:p>28946097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8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18" calcext:value-type="float">
            <text:p>118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00:35:11.589543509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868973276" calcext:value-type="float">
            <text:p>386897327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959435772" calcext:value-type="float">
            <text:p>295943577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1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19" calcext:value-type="float">
            <text:p>119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00:36:08.032409821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015871611" calcext:value-type="float">
            <text:p>30158716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1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20" calcext:value-type="float">
            <text:p>120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00:37:21.822032184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999204803" calcext:value-type="float">
            <text:p>39992048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1" calcext:value-type="float">
            <text:p>-11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089667355" calcext:value-type="float">
            <text:p>30896673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21" calcext:value-type="float">
            <text:p>121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00:54:06.764437978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709181579" calcext:value-type="float">
            <text:p>7091815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1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094611883" calcext:value-type="float">
            <text:p>40946118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6" calcext:value-type="float">
            <text:p>-86</text:p>
          </table:table-cell>
          <table:table-cell table:style-name="ce1" office:value-type="string" calcext:value-type="string">
            <text:p>8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22" calcext:value-type="float">
            <text:p>122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00:55:11.588919606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159431523" calcext:value-type="float">
            <text:p>41594315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23" calcext:value-type="float">
            <text:p>123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00:56:08.027231162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830439843" calcext:value-type="float">
            <text:p>8304398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10" calcext:value-type="float">
            <text:p>-110</text:p>
          </table:table-cell>
          <table:table-cell table:style-name="ce1" office:value-type="string" calcext:value-type="string">
            <text:p>-3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215870203" calcext:value-type="float">
            <text:p>42158702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24" calcext:value-type="float">
            <text:p>124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00:57:21.825706736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904236675" calcext:value-type="float">
            <text:p>90423667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1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289667067" calcext:value-type="float">
            <text:p>428966706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25" calcext:value-type="float">
            <text:p>125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01:14:06.774745644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909185219" calcext:value-type="float">
            <text:p>19091852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999648771" calcext:value-type="float">
            <text:p>9996487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26" calcext:value-type="float">
            <text:p>126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01:15:11.651911702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973998340" calcext:value-type="float">
            <text:p>19739983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4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064461916" calcext:value-type="float">
            <text:p>10644619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27" calcext:value-type="float">
            <text:p>127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01:16:08.027306645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030439779" calcext:value-type="float">
            <text:p>20304397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120903379" calcext:value-type="float">
            <text:p>11209033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28" calcext:value-type="float">
            <text:p>128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01:17:21.828865326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194701619" calcext:value-type="float">
            <text:p>11947016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29" calcext:value-type="float">
            <text:p>129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01:34:06.774873292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109186764" calcext:value-type="float">
            <text:p>310918676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6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199650860" calcext:value-type="float">
            <text:p>21996508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30" calcext:value-type="float">
            <text:p>130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01:35:11.584802198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264457547" calcext:value-type="float">
            <text:p>22644575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8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31" calcext:value-type="float">
            <text:p>131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01:36:08.025936881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230437763" calcext:value-type="float">
            <text:p>32304377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3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320901907" calcext:value-type="float">
            <text:p>23209019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32" calcext:value-type="float">
            <text:p>132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01:37:21.828050365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304237164" calcext:value-type="float">
            <text:p>330423716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394701348" calcext:value-type="float">
            <text:p>239470134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33" calcext:value-type="float">
            <text:p>133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01:54:06.777864239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4222987" calcext:value-type="float">
            <text:p>142229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8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399654915" calcext:value-type="float">
            <text:p>33996549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34" calcext:value-type="float">
            <text:p>134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01:55:11.575439925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79023315" calcext:value-type="float">
            <text:p>790233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3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464455275" calcext:value-type="float">
            <text:p>34644552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35" calcext:value-type="float">
            <text:p>135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01:56:08.028893771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35470435" calcext:value-type="float">
            <text:p>1354704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1" calcext:value-type="float">
            <text:p>-111</text:p>
          </table:table-cell>
          <table:table-cell table:style-name="ce1" office:value-type="string" calcext:value-type="string">
            <text:p>-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520902411" calcext:value-type="float">
            <text:p>35209024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36" calcext:value-type="float">
            <text:p>136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01:57:21.832646716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594703107" calcext:value-type="float">
            <text:p>35947031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37" calcext:value-type="float">
            <text:p>137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02:14:06.779817366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214224563" calcext:value-type="float">
            <text:p>121422456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4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04689723" calcext:value-type="float">
            <text:p>3046897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38" calcext:value-type="float">
            <text:p>138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02:15:11.581599788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69483571" calcext:value-type="float">
            <text:p>3694835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39" calcext:value-type="float">
            <text:p>139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02:16:08.028785388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335468371" calcext:value-type="float">
            <text:p>13354683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1" calcext:value-type="float">
            <text:p>-111</text:p>
          </table:table-cell>
          <table:table-cell table:style-name="ce1" office:value-type="float" office:value="-3" calcext:value-type="float">
            <text:p>-3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25933579" calcext:value-type="float">
            <text:p>4259335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40" calcext:value-type="float">
            <text:p>140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02:17:21.827863874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409270300" calcext:value-type="float">
            <text:p>14092703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1" calcext:value-type="float">
            <text:p>-111</text:p>
          </table:table-cell>
          <table:table-cell table:style-name="ce1" office:value-type="string" calcext:value-type="string">
            <text:p>-6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99735540" calcext:value-type="float">
            <text:p>4997355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41" calcext:value-type="float">
            <text:p>141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02:34:06.781686439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414228307" calcext:value-type="float">
            <text:p>24142283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5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504693987" calcext:value-type="float">
            <text:p>15046939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42" calcext:value-type="float">
            <text:p>142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02:35:12.153085933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569481260" calcext:value-type="float">
            <text:p>15694812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43" calcext:value-type="float">
            <text:p>143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02:36:08.019980207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625934411" calcext:value-type="float">
            <text:p>16259344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44" calcext:value-type="float">
            <text:p>144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02:37:21.831745106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699737435" calcext:value-type="float">
            <text:p>16997374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45" calcext:value-type="float">
            <text:p>145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02:54:06.787883607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614229788" calcext:value-type="float">
            <text:p>361422978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1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704696004" calcext:value-type="float">
            <text:p>270469600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1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46" calcext:value-type="float">
            <text:p>146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02:55:11.570917717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769476827" calcext:value-type="float">
            <text:p>27694768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47" calcext:value-type="float">
            <text:p>147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02:56:08.029859188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825932419" calcext:value-type="float">
            <text:p>28259324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48" calcext:value-type="float">
            <text:p>148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02:57:21.822981151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809270475" calcext:value-type="float">
            <text:p>38092704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899736771" calcext:value-type="float">
            <text:p>28997367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49" calcext:value-type="float">
            <text:p>149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03:14:06.791507516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519265787" calcext:value-type="float">
            <text:p>5192657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1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904699835" calcext:value-type="float">
            <text:p>39046998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string" calcext:value-type="string">
            <text:p>8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50" calcext:value-type="float">
            <text:p>150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03:15:11.580455104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586094451" calcext:value-type="float">
            <text:p>58609445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float" office:value="-8" calcext:value-type="float">
            <text:p>-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584040347" calcext:value-type="float">
            <text:p>58404034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float" office:value="-3" calcext:value-type="float">
            <text:p>-3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969474419" calcext:value-type="float">
            <text:p>39694744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51" calcext:value-type="float">
            <text:p>151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03:16:08.017790335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640498835" calcext:value-type="float">
            <text:p>6404988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5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025932931" calcext:value-type="float">
            <text:p>40259329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52" calcext:value-type="float">
            <text:p>152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03:17:21.824658316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099738435" calcext:value-type="float">
            <text:p>40997384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53" calcext:value-type="float">
            <text:p>153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03:34:06.78972141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719267308" calcext:value-type="float">
            <text:p>171926730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1" calcext:value-type="float">
            <text:p>-111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809734588" calcext:value-type="float">
            <text:p>80973458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54" calcext:value-type="float">
            <text:p>154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03:35:11.561953585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784035355" calcext:value-type="float">
            <text:p>17840353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2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874502667" calcext:value-type="float">
            <text:p>8745026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55" calcext:value-type="float">
            <text:p>155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03:36:08.025970418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840496699" calcext:value-type="float">
            <text:p>18404966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5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930964035" calcext:value-type="float">
            <text:p>9309640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0" calcext:value-type="float">
            <text:p>-80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56" calcext:value-type="float">
            <text:p>156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03:37:21.827931416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914303404" calcext:value-type="float">
            <text:p>191430340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6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004770764" calcext:value-type="float">
            <text:p>100477076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57" calcext:value-type="float">
            <text:p>157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03:54:06.798352314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009738635" calcext:value-type="float">
            <text:p>20097386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58" calcext:value-type="float">
            <text:p>158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03:55:11.55629703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984032420" calcext:value-type="float">
            <text:p>29840324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074500268" calcext:value-type="float">
            <text:p>207450026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59" calcext:value-type="float">
            <text:p>159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03:56:08.017872452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040496571" calcext:value-type="float">
            <text:p>30404965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1" calcext:value-type="float">
            <text:p>-111</text:p>
          </table:table-cell>
          <table:table-cell table:style-name="ce1" office:value-type="string" calcext:value-type="string">
            <text:p>-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130964451" calcext:value-type="float">
            <text:p>21309644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60" calcext:value-type="float">
            <text:p>160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03:57:21.834653765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114304555" calcext:value-type="float">
            <text:p>31143045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6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204772467" calcext:value-type="float">
            <text:p>22047724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61" calcext:value-type="float">
            <text:p>161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04:14:06.80348017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4119272203" calcext:value-type="float">
            <text:p>41192722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209740579" calcext:value-type="float">
            <text:p>32097405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62" calcext:value-type="float">
            <text:p>162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04:15:11.549992945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274495851" calcext:value-type="float">
            <text:p>32744958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63" calcext:value-type="float">
            <text:p>163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04:16:08.021349801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4240494427" calcext:value-type="float">
            <text:p>42404944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0" calcext:value-type="float">
            <text:p>-110</text:p>
          </table:table-cell>
          <table:table-cell table:style-name="ce1" office:value-type="string" calcext:value-type="string">
            <text:p>-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330962851" calcext:value-type="float">
            <text:p>33309628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64" calcext:value-type="float">
            <text:p>164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04:17:21.82541511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21389603" calcext:value-type="float">
            <text:p>213896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float" office:value="-7" calcext:value-type="float">
            <text:p>-7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9336363" calcext:value-type="float">
            <text:p>1933636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404772123" calcext:value-type="float">
            <text:p>34047721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65" calcext:value-type="float">
            <text:p>165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04:34:06.808084364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024308459" calcext:value-type="float">
            <text:p>10243084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float" office:value="-3" calcext:value-type="float">
            <text:p>-3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14777387" calcext:value-type="float">
            <text:p>1147773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66" calcext:value-type="float">
            <text:p>166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04:35:11.552938836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089057108" calcext:value-type="float">
            <text:p>108905710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5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79526060" calcext:value-type="float">
            <text:p>17952606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67" calcext:value-type="float">
            <text:p>167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04:36:08.058544017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35995955" calcext:value-type="float">
            <text:p>2359959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8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68" calcext:value-type="float">
            <text:p>168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04:37:21.8371386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219337468" calcext:value-type="float">
            <text:p>121933746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1" calcext:value-type="float">
            <text:p>-1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09806475" calcext:value-type="float">
            <text:p>3098064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69" calcext:value-type="float">
            <text:p>169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04:54:06.805056461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224309780" calcext:value-type="float">
            <text:p>222430978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14" calcext:value-type="float">
            <text:p>-114</text:p>
          </table:table-cell>
          <table:table-cell table:style-name="ce1" office:value-type="string" calcext:value-type="string">
            <text:p>-5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314779260" calcext:value-type="float">
            <text:p>13147792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70" calcext:value-type="float">
            <text:p>170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04:55:11.542087371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289052203" calcext:value-type="float">
            <text:p>22890522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3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379521715" calcext:value-type="float">
            <text:p>13795217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71" calcext:value-type="float">
            <text:p>171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04:56:08.02310545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435994331" calcext:value-type="float">
            <text:p>14359943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72" calcext:value-type="float">
            <text:p>172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04:57:21.82653823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419336572" calcext:value-type="float">
            <text:p>241933657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4" calcext:value-type="float">
            <text:p>-1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509806140" calcext:value-type="float">
            <text:p>150980614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73" calcext:value-type="float">
            <text:p>173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05:14:06.805897537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424313339" calcext:value-type="float">
            <text:p>34243133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514783379" calcext:value-type="float">
            <text:p>25147833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74" calcext:value-type="float">
            <text:p>174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05:15:11.539573481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489049259" calcext:value-type="float">
            <text:p>34890492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4" calcext:value-type="float">
            <text:p>-114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579519323" calcext:value-type="float">
            <text:p>25795193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9" calcext:value-type="float">
            <text:p>-89</text:p>
          </table:table-cell>
          <table:table-cell table:style-name="ce1" office:value-type="string" calcext:value-type="string">
            <text:p>11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75" calcext:value-type="float">
            <text:p>175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05:16:08.022942789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545524763" calcext:value-type="float">
            <text:p>35455247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float" office:value="-3" calcext:value-type="float">
            <text:p>-3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635994851" calcext:value-type="float">
            <text:p>26359948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76" calcext:value-type="float">
            <text:p>176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05:17:21.829926565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619337715" calcext:value-type="float">
            <text:p>36193377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09" calcext:value-type="float">
            <text:p>-109</text:p>
          </table:table-cell>
          <table:table-cell table:style-name="ce1" office:value-type="string" calcext:value-type="string">
            <text:p>-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709807843" calcext:value-type="float">
            <text:p>27098078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77" calcext:value-type="float">
            <text:p>177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05:34:06.811736526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29347499" calcext:value-type="float">
            <text:p>32934749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714785387" calcext:value-type="float">
            <text:p>371478538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78" calcext:value-type="float">
            <text:p>178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05:35:11.541517766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779514955" calcext:value-type="float">
            <text:p>37795149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79" calcext:value-type="float">
            <text:p>179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05:36:08.015349449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450555427" calcext:value-type="float">
            <text:p>4505554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float" office:value="-6" calcext:value-type="float">
            <text:p>-6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835993379" calcext:value-type="float">
            <text:p>38359933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80" calcext:value-type="float">
            <text:p>180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05:37:21.835326096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524369612" calcext:value-type="float">
            <text:p>5243696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2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909807596" calcext:value-type="float">
            <text:p>390980759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8" calcext:value-type="float">
            <text:p>-88</text:p>
          </table:table-cell>
          <table:table-cell table:style-name="ce1" office:value-type="string" calcext:value-type="string">
            <text:p>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81" calcext:value-type="float">
            <text:p>181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05:54:06.813453153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619822163" calcext:value-type="float">
            <text:p>6198221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82" calcext:value-type="float">
            <text:p>182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05:55:11.536850709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684545380" calcext:value-type="float">
            <text:p>68454538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83" calcext:value-type="float">
            <text:p>183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05:56:08.018298315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650555523" calcext:value-type="float">
            <text:p>16505555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1" calcext:value-type="float">
            <text:p>-111</text:p>
          </table:table-cell>
          <table:table-cell table:style-name="ce1" office:value-type="string" calcext:value-type="string">
            <text:p>-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741026731" calcext:value-type="float">
            <text:p>7410267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84" calcext:value-type="float">
            <text:p>184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05:57:21.828222993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724370819" calcext:value-type="float">
            <text:p>17243708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1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814842067" calcext:value-type="float">
            <text:p>8148420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85" calcext:value-type="float">
            <text:p>185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06:14:06.818833645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729352460" calcext:value-type="float">
            <text:p>272935246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819824180" calcext:value-type="float">
            <text:p>181982418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86" calcext:value-type="float">
            <text:p>186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06:15:11.530634637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884541019" calcext:value-type="float">
            <text:p>18845410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87" calcext:value-type="float">
            <text:p>187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06:16:08.021273059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941025315" calcext:value-type="float">
            <text:p>19410253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88" calcext:value-type="float">
            <text:p>188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06:17:21.831994113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2926421611" calcext:value-type="float">
            <text:p>29264216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924370019" calcext:value-type="float">
            <text:p>29243700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014841819" calcext:value-type="float">
            <text:p>20148418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89" calcext:value-type="float">
            <text:p>189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06:34:06.825630837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929356035" calcext:value-type="float">
            <text:p>39293560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1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019828307" calcext:value-type="float">
            <text:p>30198283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90" calcext:value-type="float">
            <text:p>190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06:35:11.529849409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3996117899" calcext:value-type="float">
            <text:p>399611789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float" office:value="-8" calcext:value-type="float">
            <text:p>-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994066555" calcext:value-type="float">
            <text:p>399406655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1" calcext:value-type="float">
            <text:p>-111</text:p>
          </table:table-cell>
          <table:table-cell table:style-name="ce1" office:value-type="string" calcext:value-type="string">
            <text:p>1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084538851" calcext:value-type="float">
            <text:p>308453885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91" calcext:value-type="float">
            <text:p>191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06:36:08.013758852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141025995" calcext:value-type="float">
            <text:p>31410259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92" calcext:value-type="float">
            <text:p>192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06:37:21.841231054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4124371251" calcext:value-type="float">
            <text:p>41243712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214843611" calcext:value-type="float">
            <text:p>32148436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93" calcext:value-type="float">
            <text:p>193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06:54:06.818292356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834390180" calcext:value-type="float">
            <text:p>83439018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4" calcext:value-type="float">
            <text:p>-114</text:p>
          </table:table-cell>
          <table:table-cell table:style-name="ce1" office:value-type="string" calcext:value-type="string">
            <text:p>-4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219830308" calcext:value-type="float">
            <text:p>421983030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94" calcext:value-type="float">
            <text:p>194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06:55:11.525087782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899094627" calcext:value-type="float">
            <text:p>8990946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284534779" calcext:value-type="float">
            <text:p>42845347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95" calcext:value-type="float">
            <text:p>195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06:56:08.01286467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6057331" calcext:value-type="float">
            <text:p>460573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1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96" calcext:value-type="float">
            <text:p>196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06:57:21.842486444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029403236" calcext:value-type="float">
            <text:p>102940323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5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19876156" calcext:value-type="float">
            <text:p>11987615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97" calcext:value-type="float">
            <text:p>197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07:14:06.826778657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034393731" calcext:value-type="float">
            <text:p>20343937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124867115" calcext:value-type="float">
            <text:p>11248671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98" calcext:value-type="float">
            <text:p>198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07:15:11.52120727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099092116" calcext:value-type="float">
            <text:p>20990921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189565524" calcext:value-type="float">
            <text:p>11895655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99" calcext:value-type="float">
            <text:p>199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07:16:08.015167836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155584731" calcext:value-type="float">
            <text:p>21555847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1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246058163" calcext:value-type="float">
            <text:p>12460581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1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00" calcext:value-type="float">
            <text:p>200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07:17:21.836778471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319878211" calcext:value-type="float">
            <text:p>13198782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01" calcext:value-type="float">
            <text:p>201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07:34:06.826464906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234395299" calcext:value-type="float">
            <text:p>32343952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324869211" calcext:value-type="float">
            <text:p>23248692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string" calcext:value-type="string">
            <text:p>11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02" calcext:value-type="float">
            <text:p>202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07:35:11.516921819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299087587" calcext:value-type="float">
            <text:p>32990875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389561523" calcext:value-type="float">
            <text:p>23895615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03" calcext:value-type="float">
            <text:p>203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07:36:08.012997594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446056971" calcext:value-type="float">
            <text:p>24460569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04" calcext:value-type="float">
            <text:p>204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07:37:21.839071462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429404195" calcext:value-type="float">
            <text:p>342940419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519878187" calcext:value-type="float">
            <text:p>251987818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05" calcext:value-type="float">
            <text:p>205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07:54:06.837735886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524873483" calcext:value-type="float">
            <text:p>35248734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1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06" calcext:value-type="float">
            <text:p>206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07:55:11.517671456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04117876" calcext:value-type="float">
            <text:p>20411787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589559644" calcext:value-type="float">
            <text:p>358955964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07" calcext:value-type="float">
            <text:p>207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07:56:08.01168041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60616355" calcext:value-type="float">
            <text:p>2606163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646058147" calcext:value-type="float">
            <text:p>36460581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08" calcext:value-type="float">
            <text:p>208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07:57:21.836613919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719880315" calcext:value-type="float">
            <text:p>37198803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09" calcext:value-type="float">
            <text:p>209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08:14:06.856215641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339433316" calcext:value-type="float">
            <text:p>13394333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8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29908308" calcext:value-type="float">
            <text:p>4299083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10" calcext:value-type="float">
            <text:p>210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08:15:11.50932079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94588475" calcext:value-type="float">
            <text:p>4945884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string" calcext:value-type="string">
            <text:p>1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11" calcext:value-type="float">
            <text:p>211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08:16:08.018684656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551089963" calcext:value-type="float">
            <text:p>5510899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12" calcext:value-type="float">
            <text:p>212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08:17:21.835622438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534437988" calcext:value-type="float">
            <text:p>153443798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8" calcext:value-type="float">
            <text:p>-118</text:p>
          </table:table-cell>
          <table:table-cell table:style-name="ce1" office:value-type="string" calcext:value-type="string">
            <text:p>-4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624913060" calcext:value-type="float">
            <text:p>62491306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13" calcext:value-type="float">
            <text:p>213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08:34:06.837860848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539437083" calcext:value-type="float">
            <text:p>25394370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629912603" calcext:value-type="float">
            <text:p>16299126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14" calcext:value-type="float">
            <text:p>214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08:35:11.514092159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604111043" calcext:value-type="float">
            <text:p>26041110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float" office:value="-3" calcext:value-type="float">
            <text:p>-3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694586587" calcext:value-type="float">
            <text:p>16945865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90" calcext:value-type="float">
            <text:p>-90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15" calcext:value-type="float">
            <text:p>215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08:36:08.020832118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751091051" calcext:value-type="float">
            <text:p>17510910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1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16" calcext:value-type="float">
            <text:p>216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08:37:21.840190702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734439675" calcext:value-type="float">
            <text:p>27344396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824915275" calcext:value-type="float">
            <text:p>18249152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17" calcext:value-type="float">
            <text:p>217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08:54:06.836060315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739438899" calcext:value-type="float">
            <text:p>373943889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829914907" calcext:value-type="float">
            <text:p>28299149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18" calcext:value-type="float">
            <text:p>218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08:55:11.514391218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894582779" calcext:value-type="float">
            <text:p>28945827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19" calcext:value-type="float">
            <text:p>219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08:56:08.028957274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951090147" calcext:value-type="float">
            <text:p>29510901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20" calcext:value-type="float">
            <text:p>220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08:57:21.837903645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934439420" calcext:value-type="float">
            <text:p>39344394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6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024915516" calcext:value-type="float">
            <text:p>30249155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21" calcext:value-type="float">
            <text:p>221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09:14:06.843025595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644475371" calcext:value-type="float">
            <text:p>6444753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029919195" calcext:value-type="float">
            <text:p>40299191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22" calcext:value-type="float">
            <text:p>222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09:15:11.51726071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094581108" calcext:value-type="float">
            <text:p>40945811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23" calcext:value-type="float">
            <text:p>223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09:16:08.013216744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151091323" calcext:value-type="float">
            <text:p>41510913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24" calcext:value-type="float">
            <text:p>224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09:17:21.842962959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839473851" calcext:value-type="float">
            <text:p>8394738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11" calcext:value-type="float">
            <text:p>-111</text:p>
          </table:table-cell>
          <table:table-cell table:style-name="ce1" office:value-type="string" calcext:value-type="string">
            <text:p>-2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224917747" calcext:value-type="float">
            <text:p>42249177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25" calcext:value-type="float">
            <text:p>225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09:34:06.863770384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844477260" calcext:value-type="float">
            <text:p>184447726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float" office:value="-8" calcext:value-type="float">
            <text:p>-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934954292" calcext:value-type="float">
            <text:p>93495429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26" calcext:value-type="float">
            <text:p>226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09:35:11.499913133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909133035" calcext:value-type="float">
            <text:p>19091330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999610099" calcext:value-type="float">
            <text:p>9996100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27" calcext:value-type="float">
            <text:p>227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09:36:08.017250072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965646059" calcext:value-type="float">
            <text:p>19656460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2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056123147" calcext:value-type="float">
            <text:p>10561231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28" calcext:value-type="float">
            <text:p>228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09:37:21.841236793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2041521915" calcext:value-type="float">
            <text:p>20415219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8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039473603" calcext:value-type="float">
            <text:p>20394736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1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129950723" calcext:value-type="float">
            <text:p>11299507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29" calcext:value-type="float">
            <text:p>229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09:54:06.848501469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134958403" calcext:value-type="float">
            <text:p>21349584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1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30" calcext:value-type="float">
            <text:p>230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09:55:11.502939868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109130459" calcext:value-type="float">
            <text:p>310913045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199608043" calcext:value-type="float">
            <text:p>219960804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31" calcext:value-type="float">
            <text:p>231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09:56:08.019503118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165646475" calcext:value-type="float">
            <text:p>31656464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256124075" calcext:value-type="float">
            <text:p>22561240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32" calcext:value-type="float">
            <text:p>232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09:57:21.848128319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239475171" calcext:value-type="float">
            <text:p>32394751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" calcext:value-type="float">
            <text:p>-110</text:p>
          </table:table-cell>
          <table:table-cell table:style-name="ce1" office:value-type="string" calcext:value-type="string">
            <text:p>-2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329952811" calcext:value-type="float">
            <text:p>23299528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33" calcext:value-type="float">
            <text:p>233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10:14:06.853992262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334960756" calcext:value-type="float">
            <text:p>333496075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34" calcext:value-type="float">
            <text:p>234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10:15:11.499941927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399604467" calcext:value-type="float">
            <text:p>33996044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35" calcext:value-type="float">
            <text:p>235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10:16:08.009838186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70677835" calcext:value-type="float">
            <text:p>706778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3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456123227" calcext:value-type="float">
            <text:p>34561232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8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36" calcext:value-type="float">
            <text:p>236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10:17:21.842125111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44507700" calcext:value-type="float">
            <text:p>1445077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float" office:value="-8" calcext:value-type="float">
            <text:p>-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529953116" calcext:value-type="float">
            <text:p>35299531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37" calcext:value-type="float">
            <text:p>237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10:34:06.856464776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149519459" calcext:value-type="float">
            <text:p>11495194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39997979" calcext:value-type="float">
            <text:p>2399979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1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38" calcext:value-type="float">
            <text:p>238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10:35:11.4977009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04635756" calcext:value-type="float">
            <text:p>30463575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39" calcext:value-type="float">
            <text:p>239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10:36:08.012828726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270678755" calcext:value-type="float">
            <text:p>12706787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08" calcext:value-type="float">
            <text:p>-108</text:p>
          </table:table-cell>
          <table:table-cell table:style-name="ce1" office:value-type="string" calcext:value-type="string">
            <text:p>-6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61157323" calcext:value-type="float">
            <text:p>3611573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40" calcext:value-type="float">
            <text:p>240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10:37:21.956338454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34988283" calcext:value-type="float">
            <text:p>4349882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41" calcext:value-type="float">
            <text:p>241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10:54:06.86015397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2351568187" calcext:value-type="float">
            <text:p>23515681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6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349521259" calcext:value-type="float">
            <text:p>23495212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4" calcext:value-type="float">
            <text:p>-114</text:p>
          </table:table-cell>
          <table:table-cell table:style-name="ce1" office:value-type="string" calcext:value-type="string">
            <text:p>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440000299" calcext:value-type="float">
            <text:p>14400002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42" calcext:value-type="float">
            <text:p>242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10:55:11.491457321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504632067" calcext:value-type="float">
            <text:p>15046320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43" calcext:value-type="float">
            <text:p>243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10:56:08.015823478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561156435" calcext:value-type="float">
            <text:p>15611564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44" calcext:value-type="float">
            <text:p>244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10:57:21.84913128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544509443" calcext:value-type="float">
            <text:p>254450944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634988571" calcext:value-type="float">
            <text:p>163498857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45" calcext:value-type="float">
            <text:p>245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11:14:06.865631789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549525307" calcext:value-type="float">
            <text:p>35495253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640004851" calcext:value-type="float">
            <text:p>26400048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8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46" calcext:value-type="float">
            <text:p>246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11:15:11.486448712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614150860" calcext:value-type="float">
            <text:p>361415086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4" calcext:value-type="float">
            <text:p>-114</text:p>
          </table:table-cell>
          <table:table-cell table:style-name="ce1" office:value-type="float" office:value="-6" calcext:value-type="float">
            <text:p>-6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704630428" calcext:value-type="float">
            <text:p>27046304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47" calcext:value-type="float">
            <text:p>247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11:16:08.017679951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670678067" calcext:value-type="float">
            <text:p>36706780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761157659" calcext:value-type="float">
            <text:p>27611576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48" calcext:value-type="float">
            <text:p>248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11:17:22.157333124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834990995" calcext:value-type="float">
            <text:p>28349909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49" calcext:value-type="float">
            <text:p>249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11:34:06.863296441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454559828" calcext:value-type="float">
            <text:p>4545598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float" office:value="-4" calcext:value-type="float">
            <text:p>-4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840007196" calcext:value-type="float">
            <text:p>384000719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50" calcext:value-type="float">
            <text:p>250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11:35:11.483238839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904626851" calcext:value-type="float">
            <text:p>39046268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8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51" calcext:value-type="float">
            <text:p>251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11:36:08.011692543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575709379" calcext:value-type="float">
            <text:p>5757093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1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961156795" calcext:value-type="float">
            <text:p>39611567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52" calcext:value-type="float">
            <text:p>252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11:37:21.861671996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649543916" calcext:value-type="float">
            <text:p>6495439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1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034991364" calcext:value-type="float">
            <text:p>403499136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53" calcext:value-type="float">
            <text:p>253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11:54:06.888525379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745044363" calcext:value-type="float">
            <text:p>7450443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54" calcext:value-type="float">
            <text:p>254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11:55:11.480741636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719177371" calcext:value-type="float">
            <text:p>17191773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2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809657987" calcext:value-type="float">
            <text:p>8096579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string" calcext:value-type="string">
            <text:p>1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55" calcext:value-type="float">
            <text:p>255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11:56:08.017076331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775710187" calcext:value-type="float">
            <text:p>17757101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866190827" calcext:value-type="float">
            <text:p>8661908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56" calcext:value-type="float">
            <text:p>256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11:57:21.851189545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849545779" calcext:value-type="float">
            <text:p>18495457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1" calcext:value-type="float">
            <text:p>-111</text:p>
          </table:table-cell>
          <table:table-cell table:style-name="ce1" office:value-type="string" calcext:value-type="string">
            <text:p>-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940026443" calcext:value-type="float">
            <text:p>9400264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57" calcext:value-type="float">
            <text:p>257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12:14:06.870232154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854565755" calcext:value-type="float">
            <text:p>285456575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945046811" calcext:value-type="float">
            <text:p>19450468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9" calcext:value-type="float">
            <text:p>-89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58" calcext:value-type="float">
            <text:p>258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12:15:11.482781824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009654323" calcext:value-type="float">
            <text:p>20096543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59" calcext:value-type="float">
            <text:p>259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12:16:08.01019398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975708867" calcext:value-type="float">
            <text:p>29757088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2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066189971" calcext:value-type="float">
            <text:p>20661899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8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60" calcext:value-type="float">
            <text:p>260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12:17:21.854535246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049545740" calcext:value-type="float">
            <text:p>30495457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140026876" calcext:value-type="float">
            <text:p>214002687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61" calcext:value-type="float">
            <text:p>261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12:34:06.875711952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4054569635" calcext:value-type="float">
            <text:p>40545696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2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145051179" calcext:value-type="float">
            <text:p>31450511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0" calcext:value-type="float">
            <text:p>-8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62" calcext:value-type="float">
            <text:p>262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12:35:11.475128102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4119171212" calcext:value-type="float">
            <text:p>41191712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5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209652788" calcext:value-type="float">
            <text:p>320965278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63" calcext:value-type="float">
            <text:p>263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12:36:08.017121178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4175709659" calcext:value-type="float">
            <text:p>41757096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2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266191259" calcext:value-type="float">
            <text:p>32661912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1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64" calcext:value-type="float">
            <text:p>264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12:37:21.856786297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4249547787" calcext:value-type="float">
            <text:p>42495477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340029411" calcext:value-type="float">
            <text:p>33400294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65" calcext:value-type="float">
            <text:p>265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12:54:06.880582824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50086404" calcext:value-type="float">
            <text:p>5008640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1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66" calcext:value-type="float">
            <text:p>266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12:55:11.472401296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024199947" calcext:value-type="float">
            <text:p>10241999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14681987" calcext:value-type="float">
            <text:p>1146819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67" calcext:value-type="float">
            <text:p>267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12:56:08.014826482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080741283" calcext:value-type="float">
            <text:p>10807412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float" office:value="-8" calcext:value-type="float">
            <text:p>-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71223339" calcext:value-type="float">
            <text:p>1712233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0" calcext:value-type="float">
            <text:p>-8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68" calcext:value-type="float">
            <text:p>268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12:57:21.859136946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154580355" calcext:value-type="float">
            <text:p>11545803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2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45062443" calcext:value-type="float">
            <text:p>2450624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9" calcext:value-type="float">
            <text:p>-89</text:p>
          </table:table-cell>
          <table:table-cell table:style-name="ce1" office:value-type="string" calcext:value-type="string">
            <text:p>1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69" calcext:value-type="float">
            <text:p>269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13:14:06.885310828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159608459" calcext:value-type="float">
            <text:p>21596084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1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250090947" calcext:value-type="float">
            <text:p>12500909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70" calcext:value-type="float">
            <text:p>270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13:15:11.477328507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2226242795" calcext:value-type="float">
            <text:p>222624279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float" office:value="-7" calcext:value-type="float">
            <text:p>-7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224198211" calcext:value-type="float">
            <text:p>22241982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2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314680731" calcext:value-type="float">
            <text:p>131468073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71" calcext:value-type="float">
            <text:p>271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13:16:08.012094419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280742363" calcext:value-type="float">
            <text:p>22807423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371224899" calcext:value-type="float">
            <text:p>13712248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72" calcext:value-type="float">
            <text:p>272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13:17:21.856037832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445065003" calcext:value-type="float">
            <text:p>14450650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73" calcext:value-type="float">
            <text:p>273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13:34:06.884380264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359610484" calcext:value-type="float">
            <text:p>335961048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5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450093476" calcext:value-type="float">
            <text:p>245009347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74" calcext:value-type="float">
            <text:p>274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13:35:11.469621928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424194323" calcext:value-type="float">
            <text:p>34241943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514677347" calcext:value-type="float">
            <text:p>25146773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75" calcext:value-type="float">
            <text:p>275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13:36:08.021946635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571224379" calcext:value-type="float">
            <text:p>25712243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8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76" calcext:value-type="float">
            <text:p>276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13:37:21.854890017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645065612" calcext:value-type="float">
            <text:p>26450656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77" calcext:value-type="float">
            <text:p>277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13:54:06.894706245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64647363" calcext:value-type="float">
            <text:p>2646473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650098179" calcext:value-type="float">
            <text:p>36500981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78" calcext:value-type="float">
            <text:p>278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13:55:11.481313795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29225372" calcext:value-type="float">
            <text:p>32922537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float" office:value="-3" calcext:value-type="float">
            <text:p>-3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714676220" calcext:value-type="float">
            <text:p>37146762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79" calcext:value-type="float">
            <text:p>279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13:56:08.014073559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85775123" calcext:value-type="float">
            <text:p>3857751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0" calcext:value-type="float">
            <text:p>-110</text:p>
          </table:table-cell>
          <table:table-cell table:style-name="ce1" office:value-type="string" calcext:value-type="string">
            <text:p>-3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771225995" calcext:value-type="float">
            <text:p>37712259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80" calcext:value-type="float">
            <text:p>280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13:57:21.858201101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845068411" calcext:value-type="float">
            <text:p>38450684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81" calcext:value-type="float">
            <text:p>281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14:14:06.892794994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1466693107" calcext:value-type="float">
            <text:p>14666931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float" office:value="-6" calcext:value-type="float">
            <text:p>-6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464649467" calcext:value-type="float">
            <text:p>14646494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1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555133515" calcext:value-type="float">
            <text:p>5551335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95" calcext:value-type="float">
            <text:p>-95</text:p>
          </table:table-cell>
          <table:table-cell table:style-name="ce1" office:value-type="string" calcext:value-type="string">
            <text:p>8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82" calcext:value-type="float">
            <text:p>282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14:15:11.46805475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529221675" calcext:value-type="float">
            <text:p>15292216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5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619705755" calcext:value-type="float">
            <text:p>6197057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83" calcext:value-type="float">
            <text:p>283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14:16:08.023518008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585774339" calcext:value-type="float">
            <text:p>15857743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3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676258443" calcext:value-type="float">
            <text:p>6762584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84" calcext:value-type="float">
            <text:p>284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14:17:21.882677097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659617723" calcext:value-type="float">
            <text:p>16596177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750101859" calcext:value-type="float">
            <text:p>75010185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1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85" calcext:value-type="float">
            <text:p>285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14:34:06.898551954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664653771" calcext:value-type="float">
            <text:p>26646537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2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755138339" calcext:value-type="float">
            <text:p>17551383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86" calcext:value-type="float">
            <text:p>286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14:35:11.462096309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729220188" calcext:value-type="float">
            <text:p>272922018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4" calcext:value-type="float">
            <text:p>-114</text:p>
          </table:table-cell>
          <table:table-cell table:style-name="ce1" office:value-type="string" calcext:value-type="string">
            <text:p>-3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819704788" calcext:value-type="float">
            <text:p>181970478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string" calcext:value-type="string">
            <text:p>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87" calcext:value-type="float">
            <text:p>287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14:36:08.019999559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785775723" calcext:value-type="float">
            <text:p>27857757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09" calcext:value-type="float">
            <text:p>-109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876260347" calcext:value-type="float">
            <text:p>18762603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0" calcext:value-type="float">
            <text:p>-80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88" calcext:value-type="float">
            <text:p>288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14:37:21.86504066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859620187" calcext:value-type="float">
            <text:p>28596201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1" calcext:value-type="float">
            <text:p>-111</text:p>
          </table:table-cell>
          <table:table-cell table:style-name="ce1" office:value-type="string" calcext:value-type="string">
            <text:p>-1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950104843" calcext:value-type="float">
            <text:p>19501048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89" calcext:value-type="float">
            <text:p>289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14:54:06.900721655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864655948" calcext:value-type="float">
            <text:p>386465594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5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955141044" calcext:value-type="float">
            <text:p>295514104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90" calcext:value-type="float">
            <text:p>290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14:55:11.458354715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019701795" calcext:value-type="float">
            <text:p>30197017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91" calcext:value-type="float">
            <text:p>291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14:56:08.020529962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985775171" calcext:value-type="float">
            <text:p>39857751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11" calcext:value-type="float">
            <text:p>-111</text:p>
          </table:table-cell>
          <table:table-cell table:style-name="ce1" office:value-type="float" office:value="-3" calcext:value-type="float">
            <text:p>-3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076260315" calcext:value-type="float">
            <text:p>30762603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92" calcext:value-type="float">
            <text:p>292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14:57:21.860730085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4059620908" calcext:value-type="float">
            <text:p>40596209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8" calcext:value-type="float">
            <text:p>-118</text:p>
          </table:table-cell>
          <table:table-cell table:style-name="ce1" office:value-type="string" calcext:value-type="string">
            <text:p>-6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150106092" calcext:value-type="float">
            <text:p>315010609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93" calcext:value-type="float">
            <text:p>293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15:14:06.899623151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769692987" calcext:value-type="float">
            <text:p>7696929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2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155145931" calcext:value-type="float">
            <text:p>41551459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94" calcext:value-type="float">
            <text:p>294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15:15:11.460234955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834247971" calcext:value-type="float">
            <text:p>8342479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219700939" calcext:value-type="float">
            <text:p>42197009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9" calcext:value-type="float">
            <text:p>-89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95" calcext:value-type="float">
            <text:p>295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15:16:08.022412789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890809387" calcext:value-type="float">
            <text:p>8908093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1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276262387" calcext:value-type="float">
            <text:p>42762623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96" calcext:value-type="float">
            <text:p>296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15:17:21.877086224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964657011" calcext:value-type="float">
            <text:p>9646570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float" office:value="-6" calcext:value-type="float">
            <text:p>-6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55142747" calcext:value-type="float">
            <text:p>551427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97" calcext:value-type="float">
            <text:p>297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15:34:06.913061537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1971737715" calcext:value-type="float">
            <text:p>19717377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6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969695355" calcext:value-type="float">
            <text:p>196969535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1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060181539" calcext:value-type="float">
            <text:p>106018153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1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98" calcext:value-type="float">
            <text:p>298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15:35:11.457274241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124730939" calcext:value-type="float">
            <text:p>11247309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99" calcext:value-type="float">
            <text:p>299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15:36:08.040472955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090809003" calcext:value-type="float">
            <text:p>20908090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" calcext:value-type="float">
            <text:p>-108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181295235" calcext:value-type="float">
            <text:p>11812952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00" calcext:value-type="float">
            <text:p>300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15:37:21.873453268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164660412" calcext:value-type="float">
            <text:p>21646604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255146684" calcext:value-type="float">
            <text:p>125514668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01" calcext:value-type="float">
            <text:p>301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15:54:06.911612469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260186539" calcext:value-type="float">
            <text:p>22601865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02" calcext:value-type="float">
            <text:p>302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15:55:11.464877954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234243444" calcext:value-type="float">
            <text:p>323424344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324730196" calcext:value-type="float">
            <text:p>232473019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03" calcext:value-type="float">
            <text:p>303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15:56:08.021112224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290810691" calcext:value-type="float">
            <text:p>32908106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4" calcext:value-type="float">
            <text:p>-114</text:p>
          </table:table-cell>
          <table:table-cell table:style-name="ce1" office:value-type="string" calcext:value-type="string">
            <text:p>-4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381297467" calcext:value-type="float">
            <text:p>23812974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04" calcext:value-type="float">
            <text:p>304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15:57:21.901784511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455150691" calcext:value-type="float">
            <text:p>24551506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1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05" calcext:value-type="float">
            <text:p>305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16:14:06.911273645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74734932" calcext:value-type="float">
            <text:p>7473493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8" calcext:value-type="float">
            <text:p>-118</text:p>
          </table:table-cell>
          <table:table-cell table:style-name="ce1" office:value-type="float" office:value="-3" calcext:value-type="float">
            <text:p>-3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460189492" calcext:value-type="float">
            <text:p>346018949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06" calcext:value-type="float">
            <text:p>306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16:15:11.452130471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524727483" calcext:value-type="float">
            <text:p>35247274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0" calcext:value-type="float">
            <text:p>-8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07" calcext:value-type="float">
            <text:p>307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16:16:08.031234153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581297507" calcext:value-type="float">
            <text:p>35812975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8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08" calcext:value-type="float">
            <text:p>308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16:17:21.878171706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69697419" calcext:value-type="float">
            <text:p>2696974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4" calcext:value-type="float">
            <text:p>-114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655152059" calcext:value-type="float">
            <text:p>36551520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09" calcext:value-type="float">
            <text:p>309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16:34:06.917678954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274739395" calcext:value-type="float">
            <text:p>12747393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65227187" calcext:value-type="float">
            <text:p>3652271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10" calcext:value-type="float">
            <text:p>310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16:35:11.454076949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339271619" calcext:value-type="float">
            <text:p>13392716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1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29759443" calcext:value-type="float">
            <text:p>42975944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11" calcext:value-type="float">
            <text:p>311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16:36:08.027253127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395844371" calcext:value-type="float">
            <text:p>13958443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11" calcext:value-type="float">
            <text:p>-111</text:p>
          </table:table-cell>
          <table:table-cell table:style-name="ce1" office:value-type="float" office:value="-3" calcext:value-type="float">
            <text:p>-3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86332219" calcext:value-type="float">
            <text:p>4863322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12" calcext:value-type="float">
            <text:p>312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16:37:21.884298722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469700043" calcext:value-type="float">
            <text:p>14697000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560187923" calcext:value-type="float">
            <text:p>5601879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13" calcext:value-type="float">
            <text:p>313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16:54:06.926109179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474741724" calcext:value-type="float">
            <text:p>24747417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3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565230044" calcext:value-type="float">
            <text:p>156523004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14" calcext:value-type="float">
            <text:p>314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16:55:11.447227834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539268131" calcext:value-type="float">
            <text:p>25392681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3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629756475" calcext:value-type="float">
            <text:p>16297564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15" calcext:value-type="float">
            <text:p>315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16:56:08.022494808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595843691" calcext:value-type="float">
            <text:p>25958436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11" calcext:value-type="float">
            <text:p>-111</text:p>
          </table:table-cell>
          <table:table-cell table:style-name="ce1" office:value-type="string" calcext:value-type="string">
            <text:p>-6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686332067" calcext:value-type="float">
            <text:p>16863320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8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16" calcext:value-type="float">
            <text:p>316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16:57:21.885320238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2671741612" calcext:value-type="float">
            <text:p>26717416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669700540" calcext:value-type="float">
            <text:p>266970054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6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760188948" calcext:value-type="float">
            <text:p>176018894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17" calcext:value-type="float">
            <text:p>317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17:14:06.924871628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674746043" calcext:value-type="float">
            <text:p>36747460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1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765234899" calcext:value-type="float">
            <text:p>27652348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18" calcext:value-type="float">
            <text:p>318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17:15:11.444937258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739266612" calcext:value-type="float">
            <text:p>37392666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3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829755500" calcext:value-type="float">
            <text:p>28297555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19" calcext:value-type="float">
            <text:p>319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17:16:08.169978275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795991131" calcext:value-type="float">
            <text:p>37959911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float" office:value="-3" calcext:value-type="float">
            <text:p>-3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886480035" calcext:value-type="float">
            <text:p>28864800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1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20" calcext:value-type="float">
            <text:p>320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17:17:21.885866914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869702947" calcext:value-type="float">
            <text:p>38697029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11" calcext:value-type="float">
            <text:p>-111</text:p>
          </table:table-cell>
          <table:table-cell table:style-name="ce1" office:value-type="string" calcext:value-type="string">
            <text:p>-3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960191883" calcext:value-type="float">
            <text:p>29601918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21" calcext:value-type="float">
            <text:p>321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17:34:06.92793406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581821443" calcext:value-type="float">
            <text:p>5818214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float" office:value="-6" calcext:value-type="float">
            <text:p>-6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579780971" calcext:value-type="float">
            <text:p>5797809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965237643" calcext:value-type="float">
            <text:p>39652376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9" calcext:value-type="float">
            <text:p>-89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22" calcext:value-type="float">
            <text:p>322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17:35:11.443179053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029752403" calcext:value-type="float">
            <text:p>40297524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8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23" calcext:value-type="float">
            <text:p>323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17:36:08.022314339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700876723" calcext:value-type="float">
            <text:p>7008767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2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086333451" calcext:value-type="float">
            <text:p>40863334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24" calcext:value-type="float">
            <text:p>324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17:37:21.887699169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774735891" calcext:value-type="float">
            <text:p>77473589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160192651" calcext:value-type="float">
            <text:p>416019265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25" calcext:value-type="float">
            <text:p>325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17:54:06.93517586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870275091" calcext:value-type="float">
            <text:p>8702750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8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26" calcext:value-type="float">
            <text:p>326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17:55:11.451661266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844293996" calcext:value-type="float">
            <text:p>184429399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4" calcext:value-type="float">
            <text:p>-114</text:p>
          </table:table-cell>
          <table:table-cell table:style-name="ce1" office:value-type="string" calcext:value-type="string">
            <text:p>-2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934783924" calcext:value-type="float">
            <text:p>9347839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27" calcext:value-type="float">
            <text:p>327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17:56:08.174736381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991367795" calcext:value-type="float">
            <text:p>9913677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28" calcext:value-type="float">
            <text:p>328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17:57:21.886900507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974738131" calcext:value-type="float">
            <text:p>19747381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2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065228123" calcext:value-type="float">
            <text:p>10652281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29" calcext:value-type="float">
            <text:p>329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18:14:06.940444157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070277756" calcext:value-type="float">
            <text:p>207027775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30" calcext:value-type="float">
            <text:p>330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18:15:11.439702174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134780667" calcext:value-type="float">
            <text:p>21347806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31" calcext:value-type="float">
            <text:p>331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18:16:08.029269382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100876779" calcext:value-type="float">
            <text:p>31008767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2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191367267" calcext:value-type="float">
            <text:p>21913672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32" calcext:value-type="float">
            <text:p>332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18:17:21.889040752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174738180" calcext:value-type="float">
            <text:p>317473818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5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265228692" calcext:value-type="float">
            <text:p>226522869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1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33" calcext:value-type="float">
            <text:p>333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18:34:06.944060766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270282451" calcext:value-type="float">
            <text:p>32702824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34" calcext:value-type="float">
            <text:p>334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18:35:11.438055932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4246327763" calcext:value-type="float">
            <text:p>42463277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5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4244288291" calcext:value-type="float">
            <text:p>42442882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4" calcext:value-type="float">
            <text:p>-114</text:p>
          </table:table-cell>
          <table:table-cell table:style-name="ce1" office:value-type="string" calcext:value-type="string">
            <text:p>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334779291" calcext:value-type="float">
            <text:p>33347792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8" calcext:value-type="float">
            <text:p>-88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35" calcext:value-type="float">
            <text:p>335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18:36:08.048287557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391368731" calcext:value-type="float">
            <text:p>33913687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36" calcext:value-type="float">
            <text:p>336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18:37:21.88625862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79773027" calcext:value-type="float">
            <text:p>797730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1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465231379" calcext:value-type="float">
            <text:p>34652313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37" calcext:value-type="float">
            <text:p>337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18:54:06.94157285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084826267" calcext:value-type="float">
            <text:p>108482626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75317779" calcext:value-type="float">
            <text:p>17531777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38" calcext:value-type="float">
            <text:p>338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18:55:11.439499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39808635" calcext:value-type="float">
            <text:p>2398086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39" calcext:value-type="float">
            <text:p>339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18:56:08.024193423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96400795" calcext:value-type="float">
            <text:p>2964007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40" calcext:value-type="float">
            <text:p>340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18:57:21.89106285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279773076" calcext:value-type="float">
            <text:p>127977307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4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70264684" calcext:value-type="float">
            <text:p>37026468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41" calcext:value-type="float">
            <text:p>341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19:14:06.954522492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284830251" calcext:value-type="float">
            <text:p>22848302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2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375322339" calcext:value-type="float">
            <text:p>13753223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42" calcext:value-type="float">
            <text:p>342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19:15:11.430233824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349315196" calcext:value-type="float">
            <text:p>234931519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8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439807308" calcext:value-type="float">
            <text:p>14398073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43" calcext:value-type="float">
            <text:p>343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19:16:08.03265276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405910059" calcext:value-type="float">
            <text:p>24059100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4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496402195" calcext:value-type="float">
            <text:p>14964021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44" calcext:value-type="float">
            <text:p>344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19:17:21.89342956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570267259" calcext:value-type="float">
            <text:p>15702672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45" calcext:value-type="float">
            <text:p>345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19:34:06.949722974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484832276" calcext:value-type="float">
            <text:p>348483227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2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575324932" calcext:value-type="float">
            <text:p>257532493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46" calcext:value-type="float">
            <text:p>346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19:35:11.437268771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549311171" calcext:value-type="float">
            <text:p>35493111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3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639803859" calcext:value-type="float">
            <text:p>26398038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47" calcext:value-type="float">
            <text:p>347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19:36:08.032298318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605908715" calcext:value-type="float">
            <text:p>36059087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4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696401427" calcext:value-type="float">
            <text:p>26964014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48" calcext:value-type="float">
            <text:p>348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19:37:21.894172391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3681813451" calcext:value-type="float">
            <text:p>36818134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4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679774947" calcext:value-type="float">
            <text:p>36797749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770267699" calcext:value-type="float">
            <text:p>27702676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9" calcext:value-type="float">
            <text:p>-8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49" calcext:value-type="float">
            <text:p>349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19:54:06.957146765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775329563" calcext:value-type="float">
            <text:p>37753295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1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50" calcext:value-type="float">
            <text:p>350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19:55:11.429877374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454341867" calcext:value-type="float">
            <text:p>45434186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1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839802427" calcext:value-type="float">
            <text:p>383980242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1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51" calcext:value-type="float">
            <text:p>351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19:56:08.031091678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896402675" calcext:value-type="float">
            <text:p>38964026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52" calcext:value-type="float">
            <text:p>352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19:57:21.897880196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584809619" calcext:value-type="float">
            <text:p>5848096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2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970270243" calcext:value-type="float">
            <text:p>39702702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1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53" calcext:value-type="float">
            <text:p>353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20:14:06.954060165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589871060" calcext:value-type="float">
            <text:p>158987106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6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680364868" calcext:value-type="float">
            <text:p>68036486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54" calcext:value-type="float">
            <text:p>354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20:15:11.431477082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744831547" calcext:value-type="float">
            <text:p>7448315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55" calcext:value-type="float">
            <text:p>355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20:16:08.033012338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710940611" calcext:value-type="float">
            <text:p>17109406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1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801434475" calcext:value-type="float">
            <text:p>8014344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56" calcext:value-type="float">
            <text:p>356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20:17:21.899105462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875303364" calcext:value-type="float">
            <text:p>87530336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57" calcext:value-type="float">
            <text:p>357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20:34:06.964872095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880369443" calcext:value-type="float">
            <text:p>18803694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58" calcext:value-type="float">
            <text:p>358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20:35:11.421082962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854335500" calcext:value-type="float">
            <text:p>28543355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2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944829916" calcext:value-type="float">
            <text:p>19448299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59" calcext:value-type="float">
            <text:p>359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20:36:08.024951606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910941171" calcext:value-type="float">
            <text:p>29109411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11" calcext:value-type="float">
            <text:p>-111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001435611" calcext:value-type="float">
            <text:p>20014356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60" calcext:value-type="float">
            <text:p>360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20:37:21.897687056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984811315" calcext:value-type="float">
            <text:p>29848113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09" calcext:value-type="float">
            <text:p>-109</text:p>
          </table:table-cell>
          <table:table-cell table:style-name="ce1" office:value-type="string" calcext:value-type="string">
            <text:p>-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075305787" calcext:value-type="float">
            <text:p>20753057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61" calcext:value-type="float">
            <text:p>361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20:54:06.960273764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3991914371" calcext:value-type="float">
            <text:p>39919143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float" office:value="-6" calcext:value-type="float">
            <text:p>-6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989876995" calcext:value-type="float">
            <text:p>39898769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1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080371947" calcext:value-type="float">
            <text:p>30803719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6" calcext:value-type="float">
            <text:p>-86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62" calcext:value-type="float">
            <text:p>362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20:55:11.422678822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4054331291" calcext:value-type="float">
            <text:p>40543312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2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144826283" calcext:value-type="float">
            <text:p>31448262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63" calcext:value-type="float">
            <text:p>363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20:56:08.030764255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201434675" calcext:value-type="float">
            <text:p>32014346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1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64" calcext:value-type="float">
            <text:p>364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20:57:21.903076559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4184811035" calcext:value-type="float">
            <text:p>41848110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1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275306083" calcext:value-type="float">
            <text:p>327530608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65" calcext:value-type="float">
            <text:p>365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21:14:06.966920127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894913619" calcext:value-type="float">
            <text:p>8949136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2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280376443" calcext:value-type="float">
            <text:p>42803764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66" calcext:value-type="float">
            <text:p>366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21:15:11.421995022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959361836" calcext:value-type="float">
            <text:p>95936183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4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9857396" calcext:value-type="float">
            <text:p>4985739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8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67" calcext:value-type="float">
            <text:p>367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21:16:08.024252563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015972923" calcext:value-type="float">
            <text:p>10159729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float" office:value="-9" calcext:value-type="float">
            <text:p>-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06468515" calcext:value-type="float">
            <text:p>1064685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68" calcext:value-type="float">
            <text:p>368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21:17:21.900139044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80341179" calcext:value-type="float">
            <text:p>1803411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69" calcext:value-type="float">
            <text:p>369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21:34:06.969273737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094915556" calcext:value-type="float">
            <text:p>209491555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14" calcext:value-type="float">
            <text:p>-114</text:p>
          </table:table-cell>
          <table:table-cell table:style-name="ce1" office:value-type="string" calcext:value-type="string">
            <text:p>-6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185411660" calcext:value-type="float">
            <text:p>11854116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8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70" calcext:value-type="float">
            <text:p>370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21:35:11.413136745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159357563" calcext:value-type="float">
            <text:p>21593575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249853691" calcext:value-type="float">
            <text:p>12498536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71" calcext:value-type="float">
            <text:p>371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21:36:08.027434232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215971315" calcext:value-type="float">
            <text:p>22159713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float" office:value="-4" calcext:value-type="float">
            <text:p>-4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306467475" calcext:value-type="float">
            <text:p>13064674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72" calcext:value-type="float">
            <text:p>372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21:37:21.902303619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289845236" calcext:value-type="float">
            <text:p>228984523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3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380341428" calcext:value-type="float">
            <text:p>13803414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73" calcext:value-type="float">
            <text:p>373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21:54:06.97463815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385416211" calcext:value-type="float">
            <text:p>23854162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74" calcext:value-type="float">
            <text:p>374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21:55:11.403954099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3361391715" calcext:value-type="float">
            <text:p>33613917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float" office:value="-7" calcext:value-type="float">
            <text:p>-7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359355235" calcext:value-type="float">
            <text:p>33593552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1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449851939" calcext:value-type="float">
            <text:p>24498519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9" calcext:value-type="float">
            <text:p>-8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75" calcext:value-type="float">
            <text:p>375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21:56:08.03353655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415971787" calcext:value-type="float">
            <text:p>34159717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506468515" calcext:value-type="float">
            <text:p>25064685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76" calcext:value-type="float">
            <text:p>376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21:57:21.902483699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489846907" calcext:value-type="float">
            <text:p>34898469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580343667" calcext:value-type="float">
            <text:p>2580343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77" calcext:value-type="float">
            <text:p>377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22:14:06.973196084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99954147" calcext:value-type="float">
            <text:p>19995414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585418675" calcext:value-type="float">
            <text:p>358541867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string" calcext:value-type="string">
            <text:p>1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78" calcext:value-type="float">
            <text:p>378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22:15:11.409202744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64383595" calcext:value-type="float">
            <text:p>2643835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11" calcext:value-type="float">
            <text:p>-111</text:p>
          </table:table-cell>
          <table:table-cell table:style-name="ce1" office:value-type="string" calcext:value-type="string">
            <text:p>-6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649848155" calcext:value-type="float">
            <text:p>36498481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79" calcext:value-type="float">
            <text:p>379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22:16:08.026418632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21002740" calcext:value-type="float">
            <text:p>3210027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706467331" calcext:value-type="float">
            <text:p>37064673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80" calcext:value-type="float">
            <text:p>380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22:17:21.89940214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94879204" calcext:value-type="float">
            <text:p>3948792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4" calcext:value-type="float">
            <text:p>-114</text:p>
          </table:table-cell>
          <table:table-cell table:style-name="ce1" office:value-type="float" office:value="-3" calcext:value-type="float">
            <text:p>-3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780343836" calcext:value-type="float">
            <text:p>378034383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8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81" calcext:value-type="float">
            <text:p>381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22:34:06.980979472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399957995" calcext:value-type="float">
            <text:p>13999579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4" calcext:value-type="float">
            <text:p>-114</text:p>
          </table:table-cell>
          <table:table-cell table:style-name="ce1" office:value-type="string" calcext:value-type="string">
            <text:p>-3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90455795" calcext:value-type="float">
            <text:p>4904557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82" calcext:value-type="float">
            <text:p>382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22:35:11.404165288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464381276" calcext:value-type="float">
            <text:p>146438127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554879108" calcext:value-type="float">
            <text:p>5548791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1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83" calcext:value-type="float">
            <text:p>383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22:36:08.050174107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611501091" calcext:value-type="float">
            <text:p>6115010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8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84" calcext:value-type="float">
            <text:p>384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22:37:21.901993321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594880875" calcext:value-type="float">
            <text:p>15948808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685378763" calcext:value-type="float">
            <text:p>6853787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85" calcext:value-type="float">
            <text:p>385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22:54:06.985939846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599959732" calcext:value-type="float">
            <text:p>259995973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float" office:value="-4" calcext:value-type="float">
            <text:p>-4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690458100" calcext:value-type="float">
            <text:p>16904581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86" calcext:value-type="float">
            <text:p>386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22:55:11.404994504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664376843" calcext:value-type="float">
            <text:p>26643768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4" calcext:value-type="float">
            <text:p>-114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754875243" calcext:value-type="float">
            <text:p>17548752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87" calcext:value-type="float">
            <text:p>387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22:56:08.027003275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721001603" calcext:value-type="float">
            <text:p>27210016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11" calcext:value-type="float">
            <text:p>-111</text:p>
          </table:table-cell>
          <table:table-cell table:style-name="ce1" office:value-type="string" calcext:value-type="string">
            <text:p>-6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811500027" calcext:value-type="float">
            <text:p>18115000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8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88" calcext:value-type="float">
            <text:p>388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22:57:21.90259992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2796916011" calcext:value-type="float">
            <text:p>27969160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794880435" calcext:value-type="float">
            <text:p>27948804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2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885378891" calcext:value-type="float">
            <text:p>18853788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9" calcext:value-type="float">
            <text:p>-89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89" calcext:value-type="float">
            <text:p>389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23:14:06.989118819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799963779" calcext:value-type="float">
            <text:p>37999637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90" calcext:value-type="float">
            <text:p>390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23:15:11.398610594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3866409851" calcext:value-type="float">
            <text:p>386640985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float" office:value="-8" calcext:value-type="float">
            <text:p>-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954873491" calcext:value-type="float">
            <text:p>295487349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91" calcext:value-type="float">
            <text:p>391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23:16:08.027068975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921001923" calcext:value-type="float">
            <text:p>39210019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3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011500907" calcext:value-type="float">
            <text:p>30115009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92" calcext:value-type="float">
            <text:p>392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23:17:21.911646995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085381051" calcext:value-type="float">
            <text:p>30853810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93" calcext:value-type="float">
            <text:p>393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23:34:06.986770242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704998308" calcext:value-type="float">
            <text:p>70499830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6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090465084" calcext:value-type="float">
            <text:p>409046508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94" calcext:value-type="float">
            <text:p>394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23:35:11.395584377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769402787" calcext:value-type="float">
            <text:p>7694027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154869595" calcext:value-type="float">
            <text:p>41548695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95" calcext:value-type="float">
            <text:p>395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23:36:08.027743829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211499819" calcext:value-type="float">
            <text:p>42114998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96" calcext:value-type="float">
            <text:p>396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23:37:21.914307622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899914292" calcext:value-type="float">
            <text:p>89991429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4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285381164" calcext:value-type="float">
            <text:p>428538116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97" calcext:value-type="float">
            <text:p>397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7T23:54:06.996771538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905002171" calcext:value-type="float">
            <text:p>19050021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05" calcext:value-type="float">
            <text:p>-105</text:p>
          </table:table-cell>
          <table:table-cell table:style-name="ce1" office:value-type="string" calcext:value-type="string">
            <text:p>-4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995502211" calcext:value-type="float">
            <text:p>9955022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98" calcext:value-type="float">
            <text:p>398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7T23:55:11.390075468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969400364" calcext:value-type="float">
            <text:p>196940036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2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059900436" calcext:value-type="float">
            <text:p>105990043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99" calcext:value-type="float">
            <text:p>399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7T23:56:08.029301714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026033275" calcext:value-type="float">
            <text:p>20260332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1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116533371" calcext:value-type="float">
            <text:p>11165333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7T23:57:21.90815318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099915803" calcext:value-type="float">
            <text:p>20999158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4" calcext:value-type="float">
            <text:p>-114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190415931" calcext:value-type="float">
            <text:p>11904159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01" calcext:value-type="float">
            <text:p>401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00:14:06.998106301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105003923" calcext:value-type="float">
            <text:p>31050039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1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195504523" calcext:value-type="float">
            <text:p>21955045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8" calcext:value-type="float">
            <text:p>-88</text:p>
          </table:table-cell>
          <table:table-cell table:style-name="ce1" office:value-type="string" calcext:value-type="string">
            <text:p>8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02" calcext:value-type="float">
            <text:p>402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00:15:11.388329583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259896491" calcext:value-type="float">
            <text:p>22598964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1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03" calcext:value-type="float">
            <text:p>403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00:16:08.029593738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226031531" calcext:value-type="float">
            <text:p>32260315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float" office:value="-4" calcext:value-type="float">
            <text:p>-4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316532187" calcext:value-type="float">
            <text:p>23165321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04" calcext:value-type="float">
            <text:p>404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00:17:21.907799948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299915419" calcext:value-type="float">
            <text:p>32999154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390416115" calcext:value-type="float">
            <text:p>23904161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05" calcext:value-type="float">
            <text:p>405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00:34:07.000355505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0040467" calcext:value-type="float">
            <text:p>100404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2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395508923" calcext:value-type="float">
            <text:p>33955089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06" calcext:value-type="float">
            <text:p>406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00:35:11.384551155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74426012" calcext:value-type="float">
            <text:p>744260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6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459894492" calcext:value-type="float">
            <text:p>345989449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07" calcext:value-type="float">
            <text:p>407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00:36:08.025086483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516533043" calcext:value-type="float">
            <text:p>35165330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08" calcext:value-type="float">
            <text:p>408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00:37:21.914354464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04949667" calcext:value-type="float">
            <text:p>2049496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1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590418211" calcext:value-type="float">
            <text:p>35904182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09" calcext:value-type="float">
            <text:p>409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00:54:07.009108984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00543972" calcext:value-type="float">
            <text:p>30054397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10" calcext:value-type="float">
            <text:p>410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00:55:11.379333869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274421483" calcext:value-type="float">
            <text:p>12744214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3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64923235" calcext:value-type="float">
            <text:p>3649232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11" calcext:value-type="float">
            <text:p>411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00:56:08.026656141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21564515" calcext:value-type="float">
            <text:p>4215645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12" calcext:value-type="float">
            <text:p>412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00:57:21.911395285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404949100" calcext:value-type="float">
            <text:p>14049491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95450908" calcext:value-type="float">
            <text:p>4954509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13" calcext:value-type="float">
            <text:p>413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01:14:07.004904814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410046027" calcext:value-type="float">
            <text:p>24100460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500548299" calcext:value-type="float">
            <text:p>15005482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14" calcext:value-type="float">
            <text:p>414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01:15:11.375633572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2476452571" calcext:value-type="float">
            <text:p>24764525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474418979" calcext:value-type="float">
            <text:p>24744189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1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564921283" calcext:value-type="float">
            <text:p>15649212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9" calcext:value-type="float">
            <text:p>-8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15" calcext:value-type="float">
            <text:p>415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01:16:08.020842955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531063019" calcext:value-type="float">
            <text:p>25310630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2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621565355" calcext:value-type="float">
            <text:p>16215653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16" calcext:value-type="float">
            <text:p>416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01:17:21.908846024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604950675" calcext:value-type="float">
            <text:p>26049506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09" calcext:value-type="float">
            <text:p>-109</text:p>
          </table:table-cell>
          <table:table-cell table:style-name="ce1" office:value-type="string" calcext:value-type="string">
            <text:p>-4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695453035" calcext:value-type="float">
            <text:p>16954530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17" calcext:value-type="float">
            <text:p>417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01:34:07.012534489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610047747" calcext:value-type="float">
            <text:p>361004774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1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700550579" calcext:value-type="float">
            <text:p>270055057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18" calcext:value-type="float">
            <text:p>418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01:35:11.371794931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674414419" calcext:value-type="float">
            <text:p>36744144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764917283" calcext:value-type="float">
            <text:p>27649172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19" calcext:value-type="float">
            <text:p>419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01:36:08.019029557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731061171" calcext:value-type="float">
            <text:p>37310611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1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821564059" calcext:value-type="float">
            <text:p>28215640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20" calcext:value-type="float">
            <text:p>420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01:37:21.913692076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804950084" calcext:value-type="float">
            <text:p>380495008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3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895453012" calcext:value-type="float">
            <text:p>28954530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21" calcext:value-type="float">
            <text:p>421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01:54:07.015521039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900554939" calcext:value-type="float">
            <text:p>39005549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8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22" calcext:value-type="float">
            <text:p>422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01:55:11.381358779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964915292" calcext:value-type="float">
            <text:p>396491529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1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23" calcext:value-type="float">
            <text:p>423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01:56:08.022928862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636094131" calcext:value-type="float">
            <text:p>6360941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09" calcext:value-type="float">
            <text:p>-109</text:p>
          </table:table-cell>
          <table:table-cell table:style-name="ce1" office:value-type="string" calcext:value-type="string">
            <text:p>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021564875" calcext:value-type="float">
            <text:p>40215648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24" calcext:value-type="float">
            <text:p>424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01:57:21.912495572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709984195" calcext:value-type="float">
            <text:p>7099841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3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095454979" calcext:value-type="float">
            <text:p>40954549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25" calcext:value-type="float">
            <text:p>425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02:14:07.014331577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715085988" calcext:value-type="float">
            <text:p>171508598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1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805589940" calcext:value-type="float">
            <text:p>80558994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26" calcext:value-type="float">
            <text:p>426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02:15:11.379139223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869943995" calcext:value-type="float">
            <text:p>8699439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27" calcext:value-type="float">
            <text:p>427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02:16:08.028955088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836092275" calcext:value-type="float">
            <text:p>18360922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1" calcext:value-type="float">
            <text:p>-111</text:p>
          </table:table-cell>
          <table:table-cell table:style-name="ce1" office:value-type="string" calcext:value-type="string">
            <text:p>-1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926596291" calcext:value-type="float">
            <text:p>9265962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28" calcext:value-type="float">
            <text:p>428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02:17:21.908515029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1912016315" calcext:value-type="float">
            <text:p>19120163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6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909983611" calcext:value-type="float">
            <text:p>19099836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000487659" calcext:value-type="float">
            <text:p>10004876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8" calcext:value-type="float">
            <text:p>-88</text:p>
          </table:table-cell>
          <table:table-cell table:style-name="ce1" office:value-type="string" calcext:value-type="string">
            <text:p>8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29" calcext:value-type="float">
            <text:p>429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02:34:07.022026583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915089715" calcext:value-type="float">
            <text:p>29150897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1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005594235" calcext:value-type="float">
            <text:p>20055942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30" calcext:value-type="float">
            <text:p>430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02:35:11.365816819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979437411" calcext:value-type="float">
            <text:p>29794374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069941955" calcext:value-type="float">
            <text:p>206994195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31" calcext:value-type="float">
            <text:p>431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02:36:08.026113431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126597051" calcext:value-type="float">
            <text:p>21265970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32" calcext:value-type="float">
            <text:p>432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02:37:21.914130996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109985107" calcext:value-type="float">
            <text:p>31099851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200489707" calcext:value-type="float">
            <text:p>22004897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33" calcext:value-type="float">
            <text:p>433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02:54:07.024906583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4115091420" calcext:value-type="float">
            <text:p>41150914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4" calcext:value-type="float">
            <text:p>-114</text:p>
          </table:table-cell>
          <table:table-cell table:style-name="ce1" office:value-type="float" office:value="-6" calcext:value-type="float">
            <text:p>-6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205596492" calcext:value-type="float">
            <text:p>320559649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34" calcext:value-type="float">
            <text:p>434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02:55:11.364535435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4179432683" calcext:value-type="float">
            <text:p>41794326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4" calcext:value-type="float">
            <text:p>-114</text:p>
          </table:table-cell>
          <table:table-cell table:style-name="ce1" office:value-type="string" calcext:value-type="string">
            <text:p>-2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269937787" calcext:value-type="float">
            <text:p>32699377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35" calcext:value-type="float">
            <text:p>435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02:56:08.043063185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4236090579" calcext:value-type="float">
            <text:p>42360905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09" calcext:value-type="float">
            <text:p>-109</text:p>
          </table:table-cell>
          <table:table-cell table:style-name="ce1" office:value-type="string" calcext:value-type="string">
            <text:p>-2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326595707" calcext:value-type="float">
            <text:p>33265957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36" calcext:value-type="float">
            <text:p>436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02:57:21.909405817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5017188" calcext:value-type="float">
            <text:p>1501718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4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400489644" calcext:value-type="float">
            <text:p>340048964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37" calcext:value-type="float">
            <text:p>437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03:14:07.030711572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020127819" calcext:value-type="float">
            <text:p>10201278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10633443" calcext:value-type="float">
            <text:p>1106334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38" calcext:value-type="float">
            <text:p>438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03:15:11.359007255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084462940" calcext:value-type="float">
            <text:p>108446294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4" calcext:value-type="float">
            <text:p>-114</text:p>
          </table:table-cell>
          <table:table-cell table:style-name="ce1" office:value-type="string" calcext:value-type="string">
            <text:p>-1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74968596" calcext:value-type="float">
            <text:p>17496859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39" calcext:value-type="float">
            <text:p>439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03:16:08.018719306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141123491" calcext:value-type="float">
            <text:p>11411234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2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31629171" calcext:value-type="float">
            <text:p>2316291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40" calcext:value-type="float">
            <text:p>440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03:17:21.913292569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215018563" calcext:value-type="float">
            <text:p>12150185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06" calcext:value-type="float">
            <text:p>-106</text:p>
          </table:table-cell>
          <table:table-cell table:style-name="ce1" office:value-type="string" calcext:value-type="string">
            <text:p>-6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05524283" calcext:value-type="float">
            <text:p>3055242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41" calcext:value-type="float">
            <text:p>441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03:34:07.024816392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2222161203" calcext:value-type="float">
            <text:p>22221612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float" office:value="-8" calcext:value-type="float">
            <text:p>-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220129587" calcext:value-type="float">
            <text:p>22201295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310635771" calcext:value-type="float">
            <text:p>13106357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8" calcext:value-type="float">
            <text:p>-88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42" calcext:value-type="float">
            <text:p>442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03:35:11.358122711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284458243" calcext:value-type="float">
            <text:p>22844582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374964459" calcext:value-type="float">
            <text:p>13749644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43" calcext:value-type="float">
            <text:p>443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03:36:08.024710579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341121579" calcext:value-type="float">
            <text:p>23411215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4" calcext:value-type="float">
            <text:p>-114</text:p>
          </table:table-cell>
          <table:table-cell table:style-name="ce1" office:value-type="string" calcext:value-type="string">
            <text:p>-1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431627827" calcext:value-type="float">
            <text:p>14316278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8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44" calcext:value-type="float">
            <text:p>444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03:37:21.919410678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415017915" calcext:value-type="float">
            <text:p>24150179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505524195" calcext:value-type="float">
            <text:p>150552419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45" calcext:value-type="float">
            <text:p>445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03:54:07.046566307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510640083" calcext:value-type="float">
            <text:p>25106400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8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46" calcext:value-type="float">
            <text:p>446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03:55:11.350845113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484455684" calcext:value-type="float">
            <text:p>348445568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float" office:value="-7" calcext:value-type="float">
            <text:p>-7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574962452" calcext:value-type="float">
            <text:p>257496245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47" calcext:value-type="float">
            <text:p>447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03:56:08.021993184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541121883" calcext:value-type="float">
            <text:p>35411218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05" calcext:value-type="float">
            <text:p>-105</text:p>
          </table:table-cell>
          <table:table-cell table:style-name="ce1" office:value-type="string" calcext:value-type="string">
            <text:p>-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631628683" calcext:value-type="float">
            <text:p>26316286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48" calcext:value-type="float">
            <text:p>448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03:57:21.920119184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615019395" calcext:value-type="float">
            <text:p>36150193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3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705526227" calcext:value-type="float">
            <text:p>27055262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49" calcext:value-type="float">
            <text:p>449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04:14:07.030928498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25167708" calcext:value-type="float">
            <text:p>3251677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4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710642308" calcext:value-type="float">
            <text:p>37106423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50" calcext:value-type="float">
            <text:p>450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04:15:11.370211811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774958387" calcext:value-type="float">
            <text:p>37749583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8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51" calcext:value-type="float">
            <text:p>451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04:16:08.016224529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446152739" calcext:value-type="float">
            <text:p>4461527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831627395" calcext:value-type="float">
            <text:p>38316273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6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52" calcext:value-type="float">
            <text:p>452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04:17:21.914672015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520051524" calcext:value-type="float">
            <text:p>5200515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905526212" calcext:value-type="float">
            <text:p>39055262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8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53" calcext:value-type="float">
            <text:p>453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04:34:07.039751826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525171451" calcext:value-type="float">
            <text:p>15251714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3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615679315" calcext:value-type="float">
            <text:p>6156793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55" calcext:value-type="float">
            <text:p>455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04:36:08.020301672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736660907" calcext:value-type="float">
            <text:p>7366609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56" calcext:value-type="float">
            <text:p>456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04:37:21.922115965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720052907" calcext:value-type="float">
            <text:p>17200529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810560859" calcext:value-type="float">
            <text:p>8105608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57" calcext:value-type="float">
            <text:p>457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04:54:07.039976902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725172963" calcext:value-type="float">
            <text:p>272517296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815681387" calcext:value-type="float">
            <text:p>181568138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58" calcext:value-type="float">
            <text:p>458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04:55:11.348898125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789476243" calcext:value-type="float">
            <text:p>27894762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2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879984691" calcext:value-type="float">
            <text:p>18799846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59" calcext:value-type="float">
            <text:p>459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04:56:08.018219843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936659307" calcext:value-type="float">
            <text:p>19366593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60" calcext:value-type="float">
            <text:p>460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04:57:21.921671517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920052124" calcext:value-type="float">
            <text:p>29200521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4" calcext:value-type="float">
            <text:p>-114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010560636" calcext:value-type="float">
            <text:p>201056063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61" calcext:value-type="float">
            <text:p>461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05:14:07.041437486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925176715" calcext:value-type="float">
            <text:p>39251767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1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015685707" calcext:value-type="float">
            <text:p>30156857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62" calcext:value-type="float">
            <text:p>462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05:15:11.343915519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079982972" calcext:value-type="float">
            <text:p>307998297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63" calcext:value-type="float">
            <text:p>463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05:16:08.01644309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4046151411" calcext:value-type="float">
            <text:p>40461514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1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136660451" calcext:value-type="float">
            <text:p>31366604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64" calcext:value-type="float">
            <text:p>464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05:17:22.035134405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210562755" calcext:value-type="float">
            <text:p>32105627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65" calcext:value-type="float">
            <text:p>465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05:34:07.052008932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830211172" calcext:value-type="float">
            <text:p>83021117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1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215688012" calcext:value-type="float">
            <text:p>42156880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66" calcext:value-type="float">
            <text:p>466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05:35:11.34151799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894502291" calcext:value-type="float">
            <text:p>8945022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3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279979163" calcext:value-type="float">
            <text:p>42799791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67" calcext:value-type="float">
            <text:p>467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05:36:08.024088981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951182547" calcext:value-type="float">
            <text:p>9511825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1692147" calcext:value-type="float">
            <text:p>416921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68" calcext:value-type="float">
            <text:p>468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05:37:21.922699693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025085939" calcext:value-type="float">
            <text:p>10250859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15595579" calcext:value-type="float">
            <text:p>1155955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9" calcext:value-type="float">
            <text:p>-89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69" calcext:value-type="float">
            <text:p>469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05:54:07.048504816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120725091" calcext:value-type="float">
            <text:p>11207250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1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70" calcext:value-type="float">
            <text:p>470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05:55:11.330778151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094499915" calcext:value-type="float">
            <text:p>20944999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1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185010051" calcext:value-type="float">
            <text:p>118501005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71" calcext:value-type="float">
            <text:p>471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05:56:08.07532514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241692987" calcext:value-type="float">
            <text:p>12416929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8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72" calcext:value-type="float">
            <text:p>472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05:57:21.939245229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315597723" calcext:value-type="float">
            <text:p>13155977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73" calcext:value-type="float">
            <text:p>473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06:14:07.052379186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230216748" calcext:value-type="float">
            <text:p>323021674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320727420" calcext:value-type="float">
            <text:p>23207274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6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74" calcext:value-type="float">
            <text:p>474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06:15:11.329873065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385006091" calcext:value-type="float">
            <text:p>23850060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1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75" calcext:value-type="float">
            <text:p>475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06:16:08.016142834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351181235" calcext:value-type="float">
            <text:p>33511812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1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441691963" calcext:value-type="float">
            <text:p>24416919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76" calcext:value-type="float">
            <text:p>476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06:17:21.923153296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515597700" calcext:value-type="float">
            <text:p>25155977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77" calcext:value-type="float">
            <text:p>477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06:34:07.054040659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35253131" calcext:value-type="float">
            <text:p>1352531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1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520731659" calcext:value-type="float">
            <text:p>35207316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1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78" calcext:value-type="float">
            <text:p>478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06:35:11.332206128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99525540" calcext:value-type="float">
            <text:p>19952554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float" office:value="-3" calcext:value-type="float">
            <text:p>-3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585004100" calcext:value-type="float">
            <text:p>35850041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79" calcext:value-type="float">
            <text:p>479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06:36:08.04585567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641692883" calcext:value-type="float">
            <text:p>36416928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80" calcext:value-type="float">
            <text:p>480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06:37:21.926699362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715599827" calcext:value-type="float">
            <text:p>37155998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8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81" calcext:value-type="float">
            <text:p>481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06:54:07.059081391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335254883" calcext:value-type="float">
            <text:p>13352548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25766683" calcext:value-type="float">
            <text:p>4257666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8" calcext:value-type="float">
            <text:p>-88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82" calcext:value-type="float">
            <text:p>482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06:55:11.325880576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399521083" calcext:value-type="float">
            <text:p>13995210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4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83" calcext:value-type="float">
            <text:p>483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06:56:08.015896462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546724355" calcext:value-type="float">
            <text:p>5467243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0" calcext:value-type="float">
            <text:p>-80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84" calcext:value-type="float">
            <text:p>484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06:57:21.920581844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530120643" calcext:value-type="float">
            <text:p>153012064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1" calcext:value-type="float">
            <text:p>-111</text:p>
          </table:table-cell>
          <table:table-cell table:style-name="ce1" office:value-type="string" calcext:value-type="string">
            <text:p>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620632523" calcext:value-type="float">
            <text:p>6206325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85" calcext:value-type="float">
            <text:p>485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07:14:07.064557344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535258675" calcext:value-type="float">
            <text:p>25352586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3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625771035" calcext:value-type="float">
            <text:p>16257710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86" calcext:value-type="float">
            <text:p>486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07:15:11.329159114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599518540" calcext:value-type="float">
            <text:p>25995185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float" office:value="-6" calcext:value-type="float">
            <text:p>-6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87" calcext:value-type="float">
            <text:p>487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07:16:08.020925688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656212835" calcext:value-type="float">
            <text:p>26562128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746725251" calcext:value-type="float">
            <text:p>17467252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88" calcext:value-type="float">
            <text:p>488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07:17:21.922243152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820634459" calcext:value-type="float">
            <text:p>18206344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89" calcext:value-type="float">
            <text:p>489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07:34:07.075697735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735260348" calcext:value-type="float">
            <text:p>373526034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5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825773268" calcext:value-type="float">
            <text:p>282577326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90" calcext:value-type="float">
            <text:p>490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07:35:11.328343616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890026955" calcext:value-type="float">
            <text:p>28900269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91" calcext:value-type="float">
            <text:p>491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07:36:08.014629937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856211187" calcext:value-type="float">
            <text:p>38562111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1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946724163" calcext:value-type="float">
            <text:p>29467241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92" calcext:value-type="float">
            <text:p>492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07:37:21.923714278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930121556" calcext:value-type="float">
            <text:p>393012155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3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020634564" calcext:value-type="float">
            <text:p>302063456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93" calcext:value-type="float">
            <text:p>493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07:54:07.070148134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640296835" calcext:value-type="float">
            <text:p>6402968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2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025777603" calcext:value-type="float">
            <text:p>40257776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94" calcext:value-type="float">
            <text:p>494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07:55:11.318625147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706572171" calcext:value-type="float">
            <text:p>7065721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704544283" calcext:value-type="float">
            <text:p>7045442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1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090025083" calcext:value-type="float">
            <text:p>40900250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9" calcext:value-type="float">
            <text:p>-8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95" calcext:value-type="float">
            <text:p>495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07:56:08.018283215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761244259" calcext:value-type="float">
            <text:p>7612442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0" calcext:value-type="float">
            <text:p>-110</text:p>
          </table:table-cell>
          <table:table-cell table:style-name="ce1" office:value-type="string" calcext:value-type="string">
            <text:p>-5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146725083" calcext:value-type="float">
            <text:p>41467250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8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96" calcext:value-type="float">
            <text:p>496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07:57:21.930209281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835155771" calcext:value-type="float">
            <text:p>8351557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220636635" calcext:value-type="float">
            <text:p>42206366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string" calcext:value-type="string">
            <text:p>1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97" calcext:value-type="float">
            <text:p>497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08:14:07.073838105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840298515" calcext:value-type="float">
            <text:p>18402985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930812547" calcext:value-type="float">
            <text:p>93081254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98" calcext:value-type="float">
            <text:p>498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08:15:11.3108703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995053859" calcext:value-type="float">
            <text:p>9950538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99" calcext:value-type="float">
            <text:p>499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08:16:08.012328892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961242555" calcext:value-type="float">
            <text:p>19612425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051756651" calcext:value-type="float">
            <text:p>10517566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6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00" calcext:value-type="float">
            <text:p>500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08:17:21.925359801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035155292" calcext:value-type="float">
            <text:p>203515529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4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125669420" calcext:value-type="float">
            <text:p>11256694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8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01" calcext:value-type="float">
            <text:p>501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08:34:07.080252194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040302307" calcext:value-type="float">
            <text:p>30403023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130816899" calcext:value-type="float">
            <text:p>21308168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02" calcext:value-type="float">
            <text:p>502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08:35:11.317851408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195051900" calcext:value-type="float">
            <text:p>21950519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03" calcext:value-type="float">
            <text:p>503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08:36:08.028870133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251757603" calcext:value-type="float">
            <text:p>22517576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1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04" calcext:value-type="float">
            <text:p>504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08:37:21.929759541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235156803" calcext:value-type="float">
            <text:p>32351568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325671483" calcext:value-type="float">
            <text:p>23256714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8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05" calcext:value-type="float">
            <text:p>505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08:54:07.078988046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4240304028" calcext:value-type="float">
            <text:p>42403040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1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330819180" calcext:value-type="float">
            <text:p>333081918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8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06" calcext:value-type="float">
            <text:p>506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08:55:11.305132888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9565699" calcext:value-type="float">
            <text:p>95656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1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395048171" calcext:value-type="float">
            <text:p>33950481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6" calcext:value-type="float">
            <text:p>-86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07" calcext:value-type="float">
            <text:p>507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08:56:08.016903518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451756627" calcext:value-type="float">
            <text:p>34517566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08" calcext:value-type="float">
            <text:p>508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08:57:21.938163002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40189179" calcext:value-type="float">
            <text:p>1401891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525671715" calcext:value-type="float">
            <text:p>35256717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90" calcext:value-type="float">
            <text:p>-90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09" calcext:value-type="float">
            <text:p>509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09:14:07.082678189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145340571" calcext:value-type="float">
            <text:p>11453405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35856259" calcext:value-type="float">
            <text:p>2358562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10" calcext:value-type="float">
            <text:p>510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09:15:11.314329954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209563395" calcext:value-type="float">
            <text:p>120956339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00079123" calcext:value-type="float">
            <text:p>3000791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11" calcext:value-type="float">
            <text:p>511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09:16:08.018895501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266274739" calcext:value-type="float">
            <text:p>12662747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" calcext:value-type="float">
            <text:p>-110</text:p>
          </table:table-cell>
          <table:table-cell table:style-name="ce1" office:value-type="float" office:value="-7" calcext:value-type="float">
            <text:p>-7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56790483" calcext:value-type="float">
            <text:p>3567904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1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12" calcext:value-type="float">
            <text:p>512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09:17:21.933746607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30706651" calcext:value-type="float">
            <text:p>4307066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0" calcext:value-type="float">
            <text:p>-80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13" calcext:value-type="float">
            <text:p>513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09:34:07.200996265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345342492" calcext:value-type="float">
            <text:p>234534249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4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14" calcext:value-type="float">
            <text:p>514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09:35:11.301654681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409559155" calcext:value-type="float">
            <text:p>24095591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120337531" calcext:value-type="float">
            <text:p>1203375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95" calcext:value-type="float">
            <text:p>-95</text:p>
          </table:table-cell>
          <table:table-cell table:style-name="ce1" office:value-type="string" calcext:value-type="string">
            <text:p>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500075419" calcext:value-type="float">
            <text:p>15000754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15" calcext:value-type="float">
            <text:p>515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09:36:08.011313948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466273419" calcext:value-type="float">
            <text:p>24662734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1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177051827" calcext:value-type="float">
            <text:p>1770518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7" calcext:value-type="float">
            <text:p>-9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556789707" calcext:value-type="float">
            <text:p>15567897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16" calcext:value-type="float">
            <text:p>516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09:37:21.940913353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540190596" calcext:value-type="float">
            <text:p>254019059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3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250969052" calcext:value-type="float">
            <text:p>2509690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91" calcext:value-type="float">
            <text:p>-91</text:p>
          </table:table-cell>
          <table:table-cell table:style-name="ce1" office:value-type="string" calcext:value-type="string">
            <text:p>8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630706916" calcext:value-type="float">
            <text:p>16307069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17" calcext:value-type="float">
            <text:p>517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09:54:07.097093507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1256125167" calcext:value-type="float">
            <text:p>1256125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93" calcext:value-type="float">
            <text:p>-93</text:p>
          </table:table-cell>
          <table:table-cell table:style-name="ce1" office:value-type="string" calcext:value-type="string">
            <text:p>8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635862979" calcext:value-type="float">
            <text:p>26358629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2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18" calcext:value-type="float">
            <text:p>518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09:55:11.299044362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3611583036" calcext:value-type="float">
            <text:p>361158303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6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609556924" calcext:value-type="float">
            <text:p>36095569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2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1320335952" calcext:value-type="float">
            <text:p>132033595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95" calcext:value-type="float">
            <text:p>-95</text:p>
          </table:table-cell>
          <table:table-cell table:style-name="ce1" office:value-type="string" calcext:value-type="string">
            <text:p>8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700073756" calcext:value-type="float">
            <text:p>270007375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10,5</text:p>
          </table:table-cell>
          <table:table-cell table:number-columns-repeated="3" table:style-name="ce1" office:value-type="string" calcext:value-type="string">
            <text:p>undefined</text:p>
          </table:table-cell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19" calcext:value-type="float">
            <text:p>519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09:56:08.025170302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666274059" calcext:value-type="float">
            <text:p>36662740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1377053120" calcext:value-type="float">
            <text:p>13770531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95" calcext:value-type="float">
            <text:p>-95</text:p>
          </table:table-cell>
          <table:table-cell table:style-name="ce1" office:value-type="string" calcext:value-type="string">
            <text:p>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756790907" calcext:value-type="float">
            <text:p>27567909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8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20" calcext:value-type="float">
            <text:p>520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09:57:21.936938803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1450971415" calcext:value-type="float">
            <text:p>14509714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7" calcext:value-type="float">
            <text:p>-97</text:p>
          </table:table-cell>
          <table:table-cell table:style-name="ce1" office:value-type="string" calcext:value-type="string">
            <text:p>8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830709195" calcext:value-type="float">
            <text:p>28307091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21" calcext:value-type="float">
            <text:p>521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10:14:07.089659903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450380739" calcext:value-type="float">
            <text:p>4503807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2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2456127808" calcext:value-type="float">
            <text:p>24561278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93" calcext:value-type="float">
            <text:p>-93</text:p>
          </table:table-cell>
          <table:table-cell table:style-name="ce1" office:value-type="string" calcext:value-type="string">
            <text:p>8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835865387" calcext:value-type="float">
            <text:p>38358653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22" calcext:value-type="float">
            <text:p>522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10:15:11.298957222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514585419" calcext:value-type="float">
            <text:p>5145854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04" calcext:value-type="float">
            <text:p>-104</text:p>
          </table:table-cell>
          <table:table-cell table:style-name="ce1" office:value-type="string" calcext:value-type="string">
            <text:p>-2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2520332527" calcext:value-type="float">
            <text:p>25203325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95" calcext:value-type="float">
            <text:p>-95</text:p>
          </table:table-cell>
          <table:table-cell table:style-name="ce1" office:value-type="string" calcext:value-type="string">
            <text:p>8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900070099" calcext:value-type="float">
            <text:p>39000700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23" calcext:value-type="float">
            <text:p>523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10:16:08.014362834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571305347" calcext:value-type="float">
            <text:p>5713053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1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2577052488" calcext:value-type="float">
            <text:p>257705248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93" calcext:value-type="float">
            <text:p>-9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956790051" calcext:value-type="float">
            <text:p>39567900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24" calcext:value-type="float">
            <text:p>524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10:17:21.941742721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645224635" calcext:value-type="float">
            <text:p>6452246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2650971832" calcext:value-type="float">
            <text:p>26509718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93" calcext:value-type="float">
            <text:p>-93</text:p>
          </table:table-cell>
          <table:table-cell table:style-name="ce1" office:value-type="string" calcext:value-type="string">
            <text:p>8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030709371" calcext:value-type="float">
            <text:p>403070937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25" calcext:value-type="float">
            <text:p>525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10:34:07.093995104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650384635" calcext:value-type="float">
            <text:p>16503846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1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3656132527" calcext:value-type="float">
            <text:p>36561325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7" calcext:value-type="float">
            <text:p>-9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740902547" calcext:value-type="float">
            <text:p>7409025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26" calcext:value-type="float">
            <text:p>526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10:35:11.301529832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805101124" calcext:value-type="float">
            <text:p>8051011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3720331112" calcext:value-type="float">
            <text:p>37203311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93" calcext:value-type="float">
            <text:p>-93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27" calcext:value-type="float">
            <text:p>527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10:36:08.015000099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771305915" calcext:value-type="float">
            <text:p>17713059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4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3777053887" calcext:value-type="float">
            <text:p>37770538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93" calcext:value-type="float">
            <text:p>-9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861823883" calcext:value-type="float">
            <text:p>8618238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28" calcext:value-type="float">
            <text:p>528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10:37:21.939408897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845226283" calcext:value-type="float">
            <text:p>18452262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09" calcext:value-type="float">
            <text:p>-109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3850974304" calcext:value-type="float">
            <text:p>38509743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92" calcext:value-type="float">
            <text:p>-9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935744283" calcext:value-type="float">
            <text:p>9357442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29" calcext:value-type="float">
            <text:p>529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10:54:07.102479026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850386428" calcext:value-type="float">
            <text:p>28503864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940904900" calcext:value-type="float">
            <text:p>19409049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8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561167847" calcext:value-type="float">
            <text:p>56116784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92" calcext:value-type="float">
            <text:p>-92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30" calcext:value-type="float">
            <text:p>530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10:55:11.294776799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914578979" calcext:value-type="float">
            <text:p>29145789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625360446" calcext:value-type="float">
            <text:p>6253604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5" calcext:value-type="float">
            <text:p>-95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005097475" calcext:value-type="float">
            <text:p>20050974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1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31" calcext:value-type="float">
            <text:p>531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10:56:08.010777458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682086102" calcext:value-type="float">
            <text:p>6820861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93" calcext:value-type="float">
            <text:p>-9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061823115" calcext:value-type="float">
            <text:p>20618231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1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32" calcext:value-type="float">
            <text:p>532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10:57:21.936487883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045225988" calcext:value-type="float">
            <text:p>304522598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float" office:value="-3" calcext:value-type="float">
            <text:p>-3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135744548" calcext:value-type="float">
            <text:p>213574454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756007551" calcext:value-type="float">
            <text:p>75600755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94" calcext:value-type="float">
            <text:p>-94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33" calcext:value-type="float">
            <text:p>533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11:14:07.101323384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4050390331" calcext:value-type="float">
            <text:p>40503903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1761172599" calcext:value-type="float">
            <text:p>17611725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94" calcext:value-type="float">
            <text:p>-94</text:p>
          </table:table-cell>
          <table:table-cell table:style-name="ce1" office:value-type="string" calcext:value-type="string">
            <text:p>6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140909363" calcext:value-type="float">
            <text:p>31409093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2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34" calcext:value-type="float">
            <text:p>534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11:15:11.291671945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4116601755" calcext:value-type="float">
            <text:p>41166017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6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4114576763" calcext:value-type="float">
            <text:p>41145767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1825359071" calcext:value-type="float">
            <text:p>18253590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94" calcext:value-type="float">
            <text:p>-94</text:p>
          </table:table-cell>
          <table:table-cell table:style-name="ce1" office:value-type="string" calcext:value-type="string">
            <text:p>8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205095819" calcext:value-type="float">
            <text:p>32050958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8,8</text:p>
          </table:table-cell>
          <table:table-cell table:number-columns-repeated="3" table:style-name="ce1" office:value-type="string" calcext:value-type="string">
            <text:p>undefined</text:p>
          </table:table-cell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35" calcext:value-type="float">
            <text:p>535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11:16:08.017879553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4171305275" calcext:value-type="float">
            <text:p>41713052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1882087622" calcext:value-type="float">
            <text:p>18820876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4" calcext:value-type="float">
            <text:p>-94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261824363" calcext:value-type="float">
            <text:p>32618243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36" calcext:value-type="float">
            <text:p>536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11:17:21.937048095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4245227739" calcext:value-type="float">
            <text:p>42452277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07" calcext:value-type="float">
            <text:p>-107</text:p>
          </table:table-cell>
          <table:table-cell table:style-name="ce1" office:value-type="float" office:value="-3" calcext:value-type="float">
            <text:p>-3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36" calcext:value-type="float">
            <text:p>536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11:17:22.445356703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1956010142" calcext:value-type="float">
            <text:p>19560101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93" calcext:value-type="float">
            <text:p>-9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37" calcext:value-type="float">
            <text:p>537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11:34:07.110381981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955424787" calcext:value-type="float">
            <text:p>95542478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3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5944387" calcext:value-type="float">
            <text:p>4594438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2961175199" calcext:value-type="float">
            <text:p>296117519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94" calcext:value-type="float">
            <text:p>-9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38" calcext:value-type="float">
            <text:p>538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11:35:11.288606619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019605236" calcext:value-type="float">
            <text:p>10196052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float" office:value="-3" calcext:value-type="float">
            <text:p>-3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3025355687" calcext:value-type="float">
            <text:p>30253556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93" calcext:value-type="float">
            <text:p>-93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10124859" calcext:value-type="float">
            <text:p>1101248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39" calcext:value-type="float">
            <text:p>539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11:36:08.016879511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076336555" calcext:value-type="float">
            <text:p>10763365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3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66856211" calcext:value-type="float">
            <text:p>1668562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3082087046" calcext:value-type="float">
            <text:p>30820870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7" calcext:value-type="float">
            <text:p>-97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40" calcext:value-type="float">
            <text:p>540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11:37:21.936042131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150260180" calcext:value-type="float">
            <text:p>115026018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6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3156010719" calcext:value-type="float">
            <text:p>31560107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94" calcext:value-type="float">
            <text:p>-9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40779860" calcext:value-type="float">
            <text:p>24077986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41" calcext:value-type="float">
            <text:p>541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11:54:07.113384657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4161180078" calcext:value-type="float">
            <text:p>41611800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95" calcext:value-type="float">
            <text:p>-95</text:p>
          </table:table-cell>
          <table:table-cell table:style-name="ce1" office:value-type="string" calcext:value-type="string">
            <text:p>8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245948987" calcext:value-type="float">
            <text:p>12459489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42" calcext:value-type="float">
            <text:p>542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11:55:11.289140645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4225354375" calcext:value-type="float">
            <text:p>422535437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95" calcext:value-type="float">
            <text:p>-9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310123268" calcext:value-type="float">
            <text:p>131012326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1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43" calcext:value-type="float">
            <text:p>543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11:56:08.021972095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276337291" calcext:value-type="float">
            <text:p>22763372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4282088623" calcext:value-type="float">
            <text:p>42820886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97" calcext:value-type="float">
            <text:p>-97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366857499" calcext:value-type="float">
            <text:p>13668574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8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44" calcext:value-type="float">
            <text:p>544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11:57:21.939911059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350261987" calcext:value-type="float">
            <text:p>23502619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1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61046078" calcext:value-type="float">
            <text:p>610460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9" calcext:value-type="float">
            <text:p>-99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440782235" calcext:value-type="float">
            <text:p>14407822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45" calcext:value-type="float">
            <text:p>545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12:14:07.111375957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355430724" calcext:value-type="float">
            <text:p>33554307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2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1066215519" calcext:value-type="float">
            <text:p>10662155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97" calcext:value-type="float">
            <text:p>-97</text:p>
          </table:table-cell>
          <table:table-cell table:style-name="ce1" office:value-type="string" calcext:value-type="string">
            <text:p>8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445951436" calcext:value-type="float">
            <text:p>244595143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46" calcext:value-type="float">
            <text:p>546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12:15:11.28224903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1130383750" calcext:value-type="float">
            <text:p>11303837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95" calcext:value-type="float">
            <text:p>-95</text:p>
          </table:table-cell>
          <table:table-cell table:style-name="ce1" office:value-type="string" calcext:value-type="string">
            <text:p>8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510119651" calcext:value-type="float">
            <text:p>25101196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47" calcext:value-type="float">
            <text:p>547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12:16:08.020258883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1187120839" calcext:value-type="float">
            <text:p>11871208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93" calcext:value-type="float">
            <text:p>-93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566856731" calcext:value-type="float">
            <text:p>25668567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0" calcext:value-type="float">
            <text:p>-80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2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48" calcext:value-type="float">
            <text:p>548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12:17:21.938531735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3552285883" calcext:value-type="float">
            <text:p>35522858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6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550261755" calcext:value-type="float">
            <text:p>35502617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1261046687" calcext:value-type="float">
            <text:p>12610466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94" calcext:value-type="float">
            <text:p>-9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640782563" calcext:value-type="float">
            <text:p>26407825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9" calcext:value-type="float">
            <text:p>-89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49" calcext:value-type="float">
            <text:p>549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12:34:07.119518076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60467499" calcext:value-type="float">
            <text:p>2604674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2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645956075" calcext:value-type="float">
            <text:p>36459560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2266220438" calcext:value-type="float">
            <text:p>22662204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9" calcext:value-type="float">
            <text:p>-99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50" calcext:value-type="float">
            <text:p>550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12:35:11.273495811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2330382439" calcext:value-type="float">
            <text:p>233038243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92" calcext:value-type="float">
            <text:p>-9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710118067" calcext:value-type="float">
            <text:p>371011806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9" calcext:value-type="float">
            <text:p>-89</text:p>
          </table:table-cell>
          <table:table-cell table:style-name="ce1" office:value-type="string" calcext:value-type="string">
            <text:p>1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51" calcext:value-type="float">
            <text:p>551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12:36:08.013192925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2387122374" calcext:value-type="float">
            <text:p>23871223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97" calcext:value-type="float">
            <text:p>-97</text:p>
          </table:table-cell>
          <table:table-cell table:style-name="ce1" office:value-type="string" calcext:value-type="string">
            <text:p>8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766857987" calcext:value-type="float">
            <text:p>37668579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52" calcext:value-type="float">
            <text:p>552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12:37:21.950702974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2461049383" calcext:value-type="float">
            <text:p>24610493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95" calcext:value-type="float">
            <text:p>-9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840784979" calcext:value-type="float">
            <text:p>38407849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8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53" calcext:value-type="float">
            <text:p>553</text:p>
          </table:table-cell>
          <table:table-cell table:style-name="ce13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12:54:07.11518671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460469484" calcext:value-type="float">
            <text:p>146046948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3466223271" calcext:value-type="float">
            <text:p>346622327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92" calcext:value-type="float">
            <text:p>-92</text:p>
          </table:table-cell>
          <table:table-cell table:style-name="ce1" office:value-type="string" calcext:value-type="string">
            <text:p>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550991332" calcext:value-type="float">
            <text:p>55099133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54" calcext:value-type="float">
            <text:p>554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12:55:11.276381244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524625347" calcext:value-type="float">
            <text:p>15246253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3530379174" calcext:value-type="float">
            <text:p>35303791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7" calcext:value-type="float">
            <text:p>-97</text:p>
          </table:table-cell>
          <table:table-cell table:style-name="ce1" office:value-type="string" calcext:value-type="string">
            <text:p>8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615147219" calcext:value-type="float">
            <text:p>6151472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55" calcext:value-type="float">
            <text:p>555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12:56:08.030058395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581368139" calcext:value-type="float">
            <text:p>15813681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11" calcext:value-type="float">
            <text:p>-111</text:p>
          </table:table-cell>
          <table:table-cell table:style-name="ce1" office:value-type="string" calcext:value-type="string">
            <text:p>-1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3587122006" calcext:value-type="float">
            <text:p>35871220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97" calcext:value-type="float">
            <text:p>-97</text:p>
          </table:table-cell>
          <table:table-cell table:style-name="ce1" office:value-type="string" calcext:value-type="string">
            <text:p>8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671890043" calcext:value-type="float">
            <text:p>6718900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56" calcext:value-type="float">
            <text:p>556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12:57:21.950441657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655296156" calcext:value-type="float">
            <text:p>165529615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4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3661050079" calcext:value-type="float">
            <text:p>366105007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94" calcext:value-type="float">
            <text:p>-94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745818100" calcext:value-type="float">
            <text:p>7458181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57" calcext:value-type="float">
            <text:p>557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13:14:07.127612603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660473555" calcext:value-type="float">
            <text:p>26604735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1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371260887" calcext:value-type="float">
            <text:p>3712608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93" calcext:value-type="float">
            <text:p>-93</text:p>
          </table:table-cell>
          <table:table-cell table:style-name="ce1" office:value-type="string" calcext:value-type="string">
            <text:p>6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750995963" calcext:value-type="float">
            <text:p>17509959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58" calcext:value-type="float">
            <text:p>558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13:15:11.272431776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724623444" calcext:value-type="float">
            <text:p>272462344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1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435410823" calcext:value-type="float">
            <text:p>4354108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97" calcext:value-type="float">
            <text:p>-97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815145884" calcext:value-type="float">
            <text:p>181514588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59" calcext:value-type="float">
            <text:p>559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13:16:08.018721166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492156646" calcext:value-type="float">
            <text:p>4921566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9" calcext:value-type="float">
            <text:p>-99</text:p>
          </table:table-cell>
          <table:table-cell table:style-name="ce1" office:value-type="string" calcext:value-type="string">
            <text:p>8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871891691" calcext:value-type="float">
            <text:p>18718916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60" calcext:value-type="float">
            <text:p>560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13:17:22.13041996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945820747" calcext:value-type="float">
            <text:p>19458207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3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333833303a002800</text:p>
          </table:table-cell>
          <table:table-cell table:style-name="ce1" office:value-type="float" office:value="566085718" calcext:value-type="float">
            <text:p>5660857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97" calcext:value-type="float">
            <text:p>-97</text:p>
          </table:table-cell>
          <table:table-cell table:style-name="ce1" office:value-type="string" calcext:value-type="string">
            <text:p>8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61" calcext:value-type="float">
            <text:p>561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13:34:07.121896308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3862498611" calcext:value-type="float">
            <text:p>38624986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6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860475555" calcext:value-type="float">
            <text:p>38604755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4" calcext:value-type="float">
            <text:p>-1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950998523" calcext:value-type="float">
            <text:p>29509985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62" calcext:value-type="float">
            <text:p>562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13:35:11.26616392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924619499" calcext:value-type="float">
            <text:p>39246194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1" calcext:value-type="float">
            <text:p>-111</text:p>
          </table:table-cell>
          <table:table-cell table:style-name="ce1" office:value-type="string" calcext:value-type="string">
            <text:p>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015142499" calcext:value-type="float">
            <text:p>30151424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63" calcext:value-type="float">
            <text:p>563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13:36:08.021084601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071891219" calcext:value-type="float">
            <text:p>30718912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64" calcext:value-type="float">
            <text:p>564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13:37:21.944813825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4055298147" calcext:value-type="float">
            <text:p>405529814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145821211" calcext:value-type="float">
            <text:p>31458212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65" calcext:value-type="float">
            <text:p>565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13:54:07.130414623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151003307" calcext:value-type="float">
            <text:p>41510033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0" calcext:value-type="float">
            <text:p>-80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66" calcext:value-type="float">
            <text:p>566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13:55:11.272441812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829650252" calcext:value-type="float">
            <text:p>82965025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4" calcext:value-type="float">
            <text:p>-114</text:p>
          </table:table-cell>
          <table:table-cell table:style-name="ce1" office:value-type="string" calcext:value-type="string">
            <text:p>-5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215141124" calcext:value-type="float">
            <text:p>42151411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67" calcext:value-type="float">
            <text:p>567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13:56:08.016914746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886401779" calcext:value-type="float">
            <text:p>8864017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271892667" calcext:value-type="float">
            <text:p>42718926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68" calcext:value-type="float">
            <text:p>568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13:57:21.965205485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50856539" calcext:value-type="float">
            <text:p>508565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69" calcext:value-type="float">
            <text:p>569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14:14:07.128882726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056038684" calcext:value-type="float">
            <text:p>105603868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70" calcext:value-type="float">
            <text:p>570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14:15:11.475008473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120170531" calcext:value-type="float">
            <text:p>11201705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71" calcext:value-type="float">
            <text:p>571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14:16:08.019250428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086400795" calcext:value-type="float">
            <text:p>20864007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1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176924947" calcext:value-type="float">
            <text:p>11769249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0" calcext:value-type="float">
            <text:p>-80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72" calcext:value-type="float">
            <text:p>572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14:17:21.948304118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160332908" calcext:value-type="float">
            <text:p>21603329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2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250857100" calcext:value-type="float">
            <text:p>12508571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73" calcext:value-type="float">
            <text:p>573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14:34:07.13295644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165518707" calcext:value-type="float">
            <text:p>31655187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256043363" calcext:value-type="float">
            <text:p>22560433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74" calcext:value-type="float">
            <text:p>574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14:35:11.258562671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3231666739" calcext:value-type="float">
            <text:p>32316667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float" office:value="-6" calcext:value-type="float">
            <text:p>-6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229644523" calcext:value-type="float">
            <text:p>32296445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2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320169211" calcext:value-type="float">
            <text:p>23201692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93" calcext:value-type="float">
            <text:p>-93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75" calcext:value-type="float">
            <text:p>575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14:36:08.030760611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376926435" calcext:value-type="float">
            <text:p>23769264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76" calcext:value-type="float">
            <text:p>576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14:37:21.958115999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360334779" calcext:value-type="float">
            <text:p>33603347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1" calcext:value-type="float">
            <text:p>-111</text:p>
          </table:table-cell>
          <table:table-cell table:style-name="ce1" office:value-type="string" calcext:value-type="string">
            <text:p>1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450859523" calcext:value-type="float">
            <text:p>24508595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77" calcext:value-type="float">
            <text:p>577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14:54:07.138575306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70553523" calcext:value-type="float">
            <text:p>705535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456046027" calcext:value-type="float">
            <text:p>345604602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90" calcext:value-type="float">
            <text:p>-90</text:p>
          </table:table-cell>
          <table:table-cell table:style-name="ce1" office:value-type="string" calcext:value-type="string">
            <text:p>1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78" calcext:value-type="float">
            <text:p>578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14:55:11.279585794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34673187" calcext:value-type="float">
            <text:p>1346731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520165723" calcext:value-type="float">
            <text:p>35201657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79" calcext:value-type="float">
            <text:p>579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14:56:08.024656597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91433331" calcext:value-type="float">
            <text:p>1914333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4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576925891" calcext:value-type="float">
            <text:p>35769258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9" calcext:value-type="float">
            <text:p>-89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80" calcext:value-type="float">
            <text:p>580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14:57:21.955338934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65367388" calcext:value-type="float">
            <text:p>26536738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4" calcext:value-type="float">
            <text:p>-114</text:p>
          </table:table-cell>
          <table:table-cell table:style-name="ce1" office:value-type="float" office:value="-7" calcext:value-type="float">
            <text:p>-7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650859980" calcext:value-type="float">
            <text:p>365085998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9" calcext:value-type="float">
            <text:p>-89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81" calcext:value-type="float">
            <text:p>581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15:14:07.148179784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270557731" calcext:value-type="float">
            <text:p>12705577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1" calcext:value-type="float">
            <text:p>-111</text:p>
          </table:table-cell>
          <table:table-cell table:style-name="ce1" office:value-type="string" calcext:value-type="string">
            <text:p>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61083483" calcext:value-type="float">
            <text:p>3610834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82" calcext:value-type="float">
            <text:p>582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15:15:11.254262855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25197108" calcext:value-type="float">
            <text:p>4251971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8" calcext:value-type="float">
            <text:p>-8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83" calcext:value-type="float">
            <text:p>583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15:16:08.020469494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391434099" calcext:value-type="float">
            <text:p>13914340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1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81959899" calcext:value-type="float">
            <text:p>4819598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9" calcext:value-type="float">
            <text:p>-8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84" calcext:value-type="float">
            <text:p>584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15:17:21.965261064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555895187" calcext:value-type="float">
            <text:p>5558951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85" calcext:value-type="float">
            <text:p>585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8T15:34:07.161038933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2472581196" calcext:value-type="float">
            <text:p>247258119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float" office:value="-6" calcext:value-type="float">
            <text:p>-6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470559812" calcext:value-type="float">
            <text:p>24705598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3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561086092" calcext:value-type="float">
            <text:p>156108609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86" calcext:value-type="float">
            <text:p>586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8T15:35:11.259297629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534667155" calcext:value-type="float">
            <text:p>25346671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625193459" calcext:value-type="float">
            <text:p>16251934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87" calcext:value-type="float">
            <text:p>587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8T15:36:08.018020997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681959131" calcext:value-type="float">
            <text:p>16819591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9" calcext:value-type="float">
            <text:p>-89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88" calcext:value-type="float">
            <text:p>588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8T15:37:21.961666424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665369147" calcext:value-type="float">
            <text:p>26653691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755895515" calcext:value-type="float">
            <text:p>17558955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99" calcext:value-type="float">
            <text:p>-99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 table:number-rows-repeated="2">
          <table:table-cell table:style-name="ce2" table:number-columns-repeated="4"/>
          <table:table-cell table:style-name="ce10"/>
          <table:table-cell table:style-name="ce2" table:number-columns-repeated="32"/>
          <table:table-cell table:number-columns-repeated="8"/>
        </table:table-row>
        <table:table-row table:style-name="ro1">
          <table:table-cell table:style-name="ce2" office:value-type="string" calcext:value-type="string">
            <text:p>Nummer 106 und 454 wurden nicht übertragen</text:p>
          </table:table-cell>
          <table:table-cell table:style-name="ce2" table:number-columns-repeated="3"/>
          <table:table-cell table:style-name="ce10"/>
          <table:table-cell table:style-name="ce2" table:number-columns-repeated="32"/>
          <table:table-cell table:number-columns-repeated="8"/>
        </table:table-row>
        <table:table-row table:style-name="ro2">
          <table:table-cell table:style-name="ce2" office:value-type="string" calcext:value-type="string">
            <text:p>Werte empfangen gesamt: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Startzeit:</text:p>
          </table:table-cell>
          <table:table-cell table:style-name="ce7" office:value-type="date" office:date-value="2020-06-16" calcext:value-type="date">
            <text:p>16.06.20</text:p>
          </table:table-cell>
          <table:table-cell table:style-name="ce11" office:value-type="time" office:time-value="PT14H53M31S" calcext:value-type="time">
            <text:p>14:53:31</text:p>
          </table:table-cell>
          <table:table-cell table:style-name="ce2" table:number-columns-repeated="32"/>
          <table:table-cell table:number-columns-repeated="8"/>
        </table:table-row>
        <table:table-row table:style-name="ro2">
          <table:table-cell table:style-name="ce2" office:value-type="string" calcext:value-type="string">
            <text:p>Akkulaufzeit(T):</text:p>
          </table:table-cell>
          <table:table-cell table:style-name="ce5" table:formula="of:=[.D594]+[.E594]-[.D593]-[.E593]" office:value-type="float" office:value="2.03043981481714" calcext:value-type="float">
            <text:p>2.03</text:p>
          </table:table-cell>
          <table:table-cell table:style-name="ce2" office:value-type="string" calcext:value-type="string">
            <text:p>Endzeit:</text:p>
          </table:table-cell>
          <table:table-cell table:style-name="ce7" office:value-type="date" office:date-value="2020-06-18" calcext:value-type="date">
            <text:p>18.06.20</text:p>
          </table:table-cell>
          <table:table-cell table:style-name="ce11" office:value-type="time" office:time-value="PT15H37M21S" calcext:value-type="time">
            <text:p>15:37:21</text:p>
          </table:table-cell>
          <table:table-cell table:style-name="ce2" table:number-columns-repeated="32"/>
          <table:table-cell table:number-columns-repeated="8"/>
        </table:table-row>
        <table:table-row table:style-name="ro1">
          <table:table-cell table:style-name="ce2" office:value-type="string" calcext:value-type="string">
            <text:p>Akkulaufzeit(H):</text:p>
          </table:table-cell>
          <table:table-cell table:style-name="ce2" table:formula="of:=[.B594]*24" office:value-type="float" office:value="48.7305555556114" calcext:value-type="float">
            <text:p>48.7305555556114</text:p>
          </table:table-cell>
          <table:table-cell table:style-name="ce2" table:number-columns-repeated="2"/>
          <table:table-cell table:style-name="ce10"/>
          <table:table-cell table:style-name="ce2" table:number-columns-repeated="32"/>
          <table:table-cell table:number-columns-repeated="8"/>
        </table:table-row>
        <table:table-row table:style-name="ro1">
          <table:table-cell table:style-name="ce2" office:value-type="string" calcext:value-type="string">
            <text:p>Erwartete Packete:</text:p>
          </table:table-cell>
          <table:table-cell table:style-name="ce2" table:formula="of:=ROUNDUP([.B595]*3)*4" office:value-type="float" office:value="588" calcext:value-type="float">
            <text:p>588</text:p>
          </table:table-cell>
          <table:table-cell table:style-name="ce2" table:number-columns-repeated="2"/>
          <table:table-cell table:style-name="ce10"/>
          <table:table-cell table:style-name="ce2" table:number-columns-repeated="32"/>
          <table:table-cell table:number-columns-repeated="8"/>
        </table:table-row>
        <table:table-row table:style-name="ro1">
          <table:table-cell table:style-name="ce2" office:value-type="string" calcext:value-type="string">
            <text:p>Empfangene Pakete %:</text:p>
          </table:table-cell>
          <table:table-cell table:style-name="ce6" table:formula="of:=[.B593]/[.B596]" office:value-type="percentage" office:value="0.996598639455782" calcext:value-type="percentage">
            <text:p>99.66%</text:p>
          </table:table-cell>
          <table:table-cell table:style-name="ce2" table:number-columns-repeated="2"/>
          <table:table-cell table:style-name="ce10"/>
          <table:table-cell table:style-name="ce2" table:number-columns-repeated="32"/>
          <table:table-cell table:number-columns-repeated="8"/>
        </table:table-row>
        <table:table-row table:style-name="ro1" table:number-rows-repeated="479">
          <table:table-cell table:style-name="ce2" table:number-columns-repeated="4"/>
          <table:table-cell table:style-name="ce10"/>
          <table:table-cell table:style-name="ce2" table:number-columns-repeated="32"/>
          <table:table-cell table:number-columns-repeated="8"/>
        </table:table-row>
        <table:table-row table:style-name="ro1" table:number-rows-repeated="1047499">
          <table:table-cell table:number-columns-repeated="45"/>
        </table:table-row>
        <table:table-row table:style-name="ro1">
          <table:table-cell table:number-columns-repeated="45"/>
        </table:table-row>
        <calcext:conditional-formats>
          <calcext:conditional-format calcext:target-range-address="Tabelle1.F554:Tabelle1.F554">
            <calcext:condition calcext:apply-style-name="Unbenannt2" calcext:value="formula-is(COUNTIF([.$E$1:.$E$590];[.E1])&gt;2)" calcext:base-cell-address="Tabelle1.F554"/>
          </calcext:conditional-format>
          <calcext:conditional-format calcext:target-range-address="Tabelle1.E1:Tabelle1.E1048576">
            <calcext:condition calcext:apply-style-name="Unbenannt2" calcext:value="formula-is([.E1]&lt;[.E2]-1)" calcext:base-cell-address="Tabelle1.E1"/>
          </calcext:conditional-format>
        </calcext:conditional-formats>
      </table:table>
      <table:named-expressions/>
      <table:database-ranges>
        <table:database-range table:name="__Anonymous_Sheet_DB__0" table:target-range-address="Tabelle1.E1:Tabelle1.E58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benannt1" style:family="table-cell" style:parent-style-name="Default">
      <style:table-cell-properties fo:background-color="#aa55a1"/>
    </style:style>
    <style:style style:name="Unbenannt2" style:family="table-cell" style:parent-style-name="Default">
      <style:table-cell-properties fo:background-color="#ed1c24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14:16:30.88211111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Helms</meta:initial-creator>
    <meta:creation-date>2020-05-22T09:09:17.924938860</meta:creation-date>
    <dc:date>2020-06-19T15:39:21.485530931</dc:date>
    <dc:creator>Daniel Helms</dc:creator>
    <meta:editing-duration>PT1H42M18S</meta:editing-duration>
    <meta:editing-cycles>12</meta:editing-cycles>
    <meta:generator>LibreOffice/6.0.7.3$Linux_X86_64 LibreOffice_project/00m0$Build-3</meta:generator>
    <meta:document-statistic meta:table-count="1" meta:cell-count="16394" meta:object-count="0"/>
  </office:meta>
</office:document-meta>
</file>